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10年06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8965343" table:style-name="ce57">
            <text:p>8,965,343</text:p>
          </table:table-cell>
          <table:table-cell office:value-type="float" office:value="23487509" table:style-name="ce58">
            <text:p>23,487,509</text:p>
          </table:table-cell>
          <table:table-cell office:value-type="float" office:value="11634375" table:style-name="ce58">
            <text:p>11,634,375</text:p>
          </table:table-cell>
          <table:table-cell office:value-type="float" office:value="11853134" table:style-name="ce59">
            <text:p>11,853,134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612821" table:style-name="ce57">
            <text:p>1,612,821</text:p>
          </table:table-cell>
          <table:table-cell office:value-type="float" office:value="4023634" table:style-name="ce62">
            <text:p>4,023,634</text:p>
          </table:table-cell>
          <table:table-cell office:value-type="float" office:value="1964555" table:style-name="ce62">
            <text:p>1,964,555</text:p>
          </table:table-cell>
          <table:table-cell office:value-type="float" office:value="2059079" table:style-name="ce59">
            <text:p>2,059,079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57695" table:style-name="ce57">
            <text:p>1,057,695</text:p>
          </table:table-cell>
          <table:table-cell office:value-type="float" office:value="2570090" table:style-name="ce62">
            <text:p>2,570,090</text:p>
          </table:table-cell>
          <table:table-cell office:value-type="float" office:value="1223053" table:style-name="ce62">
            <text:p>1,223,053</text:p>
          </table:table-cell>
          <table:table-cell office:value-type="float" office:value="1347037" table:style-name="ce59">
            <text:p>1,347,037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53848" table:style-name="ce57">
            <text:p>853,848</text:p>
          </table:table-cell>
          <table:table-cell office:value-type="float" office:value="2271969" table:style-name="ce62">
            <text:p>2,271,969</text:p>
          </table:table-cell>
          <table:table-cell office:value-type="float" office:value="1125364" table:style-name="ce62">
            <text:p>1,125,364</text:p>
          </table:table-cell>
          <table:table-cell office:value-type="float" office:value="1146605" table:style-name="ce59">
            <text:p>1,146,605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1009568" table:style-name="ce57">
            <text:p>1,009,568</text:p>
          </table:table-cell>
          <table:table-cell office:value-type="float" office:value="2819930" table:style-name="ce62">
            <text:p>2,819,930</text:p>
          </table:table-cell>
          <table:table-cell office:value-type="float" office:value="1384421" table:style-name="ce62">
            <text:p>1,384,421</text:p>
          </table:table-cell>
          <table:table-cell office:value-type="float" office:value="1435509" table:style-name="ce59">
            <text:p>1,435,509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705803" table:style-name="ce57">
            <text:p>705,803</text:p>
          </table:table-cell>
          <table:table-cell office:value-type="float" office:value="1869610" table:style-name="ce62">
            <text:p>1,869,610</text:p>
          </table:table-cell>
          <table:table-cell office:value-type="float" office:value="931030" table:style-name="ce62">
            <text:p>931,030</text:p>
          </table:table-cell>
          <table:table-cell office:value-type="float" office:value="938580" table:style-name="ce59">
            <text:p>938,580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23351" table:style-name="ce57">
            <text:p>1,123,351</text:p>
          </table:table-cell>
          <table:table-cell office:value-type="float" office:value="2757205" table:style-name="ce61">
            <text:p>2,757,205</text:p>
          </table:table-cell>
          <table:table-cell office:value-type="float" office:value="1359198" table:style-name="ce62">
            <text:p>1,359,198</text:p>
          </table:table-cell>
          <table:table-cell office:value-type="float" office:value="1398007" table:style-name="ce59">
            <text:p>1,398,007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56810" table:style-name="ce57">
            <text:p>2,556,810</text:p>
          </table:table-cell>
          <table:table-cell office:value-type="float" office:value="7021672" table:style-name="ce61">
            <text:p>7,021,672</text:p>
          </table:table-cell>
          <table:table-cell office:value-type="float" office:value="3569147" table:style-name="ce62">
            <text:p>3,569,147</text:p>
          </table:table-cell>
          <table:table-cell office:value-type="float" office:value="3452525" table:style-name="ce59">
            <text:p>3,452,525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3265" table:style-name="ce36">
            <text:p>173,265</text:p>
          </table:table-cell>
          <table:table-cell office:value-type="float" office:value="452151" table:style-name="ce37">
            <text:p>452,151</text:p>
          </table:table-cell>
          <table:table-cell office:value-type="float" office:value="227771" table:style-name="ce37">
            <text:p>227,771</text:p>
          </table:table-cell>
          <table:table-cell office:value-type="float" office:value="224380" table:style-name="ce37">
            <text:p>224,380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07824" table:style-name="ce36">
            <text:p>207,824</text:p>
          </table:table-cell>
          <table:table-cell office:value-type="float" office:value="573243" table:style-name="ce37">
            <text:p>573,243</text:p>
          </table:table-cell>
          <table:table-cell office:value-type="float" office:value="292538" table:style-name="ce37">
            <text:p>292,538</text:p>
          </table:table-cell>
          <table:table-cell office:value-type="float" office:value="280705" table:style-name="ce37">
            <text:p>280,705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4320" table:style-name="ce36">
            <text:p>194,320</text:p>
          </table:table-cell>
          <table:table-cell office:value-type="float" office:value="540587" table:style-name="ce37">
            <text:p>540,587</text:p>
          </table:table-cell>
          <table:table-cell office:value-type="float" office:value="278629" table:style-name="ce37">
            <text:p>278,629</text:p>
          </table:table-cell>
          <table:table-cell office:value-type="float" office:value="261958" table:style-name="ce37">
            <text:p>261,958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7597" table:style-name="ce36">
            <text:p>397,597</text:p>
          </table:table-cell>
          <table:table-cell office:value-type="float" office:value="1261272" table:style-name="ce37">
            <text:p>1,261,272</text:p>
          </table:table-cell>
          <table:table-cell office:value-type="float" office:value="640937" table:style-name="ce37">
            <text:p>640,937</text:p>
          </table:table-cell>
          <table:table-cell office:value-type="float" office:value="620335" table:style-name="ce37">
            <text:p>620,335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671" table:style-name="ce36">
            <text:p>179,671</text:p>
          </table:table-cell>
          <table:table-cell office:value-type="float" office:value="488337" table:style-name="ce37">
            <text:p>488,337</text:p>
          </table:table-cell>
          <table:table-cell office:value-type="float" office:value="249519" table:style-name="ce37">
            <text:p>249,519</text:p>
          </table:table-cell>
          <table:table-cell office:value-type="float" office:value="238818" table:style-name="ce37">
            <text:p>238,818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4369" table:style-name="ce36">
            <text:p>244,369</text:p>
          </table:table-cell>
          <table:table-cell office:value-type="float" office:value="673766" table:style-name="ce37">
            <text:p>673,766</text:p>
          </table:table-cell>
          <table:table-cell office:value-type="float" office:value="348394" table:style-name="ce37">
            <text:p>348,394</text:p>
          </table:table-cell>
          <table:table-cell office:value-type="float" office:value="325372" table:style-name="ce37">
            <text:p>325,37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4817" table:style-name="ce36">
            <text:p>184,817</text:p>
          </table:table-cell>
          <table:table-cell office:value-type="float" office:value="496756" table:style-name="ce37">
            <text:p>496,756</text:p>
          </table:table-cell>
          <table:table-cell office:value-type="float" office:value="257644" table:style-name="ce37">
            <text:p>257,644</text:p>
          </table:table-cell>
          <table:table-cell office:value-type="float" office:value="239112" table:style-name="ce37">
            <text:p>239,11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92214" table:style-name="ce36">
            <text:p>292,214</text:p>
          </table:table-cell>
          <table:table-cell office:value-type="float" office:value="808631" table:style-name="ce37">
            <text:p>808,631</text:p>
          </table:table-cell>
          <table:table-cell office:value-type="float" office:value="411849" table:style-name="ce37">
            <text:p>411,849</text:p>
          </table:table-cell>
          <table:table-cell office:value-type="float" office:value="396782" table:style-name="ce37">
            <text:p>396,78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3767" table:style-name="ce36">
            <text:p>83,767</text:p>
          </table:table-cell>
          <table:table-cell office:value-type="float" office:value="214274" table:style-name="ce55">
            <text:p>214,274</text:p>
          </table:table-cell>
          <table:table-cell office:value-type="float" office:value="110046" table:style-name="ce37">
            <text:p>110,046</text:p>
          </table:table-cell>
          <table:table-cell office:value-type="float" office:value="104228" table:style-name="ce37">
            <text:p>104,22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7594" table:style-name="ce36">
            <text:p>127,594</text:p>
          </table:table-cell>
          <table:table-cell office:value-type="float" office:value="323101" table:style-name="ce37">
            <text:p>323,101</text:p>
          </table:table-cell>
          <table:table-cell office:value-type="float" office:value="163323" table:style-name="ce37">
            <text:p>163,323</text:p>
          </table:table-cell>
          <table:table-cell office:value-type="float" office:value="159778" table:style-name="ce37">
            <text:p>159,77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1840" table:style-name="ce36">
            <text:p>41,840</text:p>
          </table:table-cell>
          <table:table-cell office:value-type="float" office:value="105693" table:style-name="ce37">
            <text:p>105,693</text:p>
          </table:table-cell>
          <table:table-cell office:value-type="float" office:value="54381" table:style-name="ce37">
            <text:p>54,381</text:p>
          </table:table-cell>
          <table:table-cell office:value-type="float" office:value="51312" table:style-name="ce37">
            <text:p>51,31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5737" table:style-name="ce36">
            <text:p>155,737</text:p>
          </table:table-cell>
          <table:table-cell office:value-type="float" office:value="366196" table:style-name="ce37">
            <text:p>366,196</text:p>
          </table:table-cell>
          <table:table-cell office:value-type="float" office:value="182610" table:style-name="ce37">
            <text:p>182,610</text:p>
          </table:table-cell>
          <table:table-cell office:value-type="float" office:value="183586" table:style-name="ce37">
            <text:p>183,58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72450" table:style-name="ce36">
            <text:p>172,450</text:p>
          </table:table-cell>
          <table:table-cell office:value-type="float" office:value="452619" table:style-name="ce37">
            <text:p>452,619</text:p>
          </table:table-cell>
          <table:table-cell office:value-type="float" office:value="223415" table:style-name="ce37">
            <text:p>223,415</text:p>
          </table:table-cell>
          <table:table-cell office:value-type="float" office:value="229204" table:style-name="ce37">
            <text:p>229,20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1345" table:style-name="ce36">
            <text:p>101,345</text:p>
          </table:table-cell>
          <table:table-cell office:value-type="float" office:value="265046" table:style-name="ce37">
            <text:p>265,046</text:p>
          </table:table-cell>
          <table:table-cell office:value-type="float" office:value="128091" table:style-name="ce37">
            <text:p>128,091</text:p>
          </table:table-cell>
          <table:table-cell office:value-type="float" office:value="136955" table:style-name="ce37">
            <text:p>136,955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5447" table:style-name="ce57">
            <text:p>45,447</text:p>
          </table:table-cell>
          <table:table-cell office:value-type="float" office:value="153399" table:style-name="ce61">
            <text:p>153,399</text:p>
          </table:table-cell>
          <table:table-cell office:value-type="float" office:value="77607" table:style-name="ce61">
            <text:p>77,607</text:p>
          </table:table-cell>
          <table:table-cell office:value-type="float" office:value="75792" table:style-name="ce61">
            <text:p>75,79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1989" table:style-name="ce36">
            <text:p>41,989</text:p>
          </table:table-cell>
          <table:table-cell office:value-type="float" office:value="139975" table:style-name="ce37">
            <text:p>139,975</text:p>
          </table:table-cell>
          <table:table-cell office:value-type="float" office:value="69832" table:style-name="ce37">
            <text:p>69,832</text:p>
          </table:table-cell>
          <table:table-cell office:value-type="float" office:value="70143" table:style-name="ce37">
            <text:p>70,143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458" table:style-name="ce38">
            <text:p>3,458</text:p>
          </table:table-cell>
          <table:table-cell office:value-type="float" office:value="13424" table:style-name="ce39">
            <text:p>13,424</text:p>
          </table:table-cell>
          <table:table-cell office:value-type="float" office:value="7775" table:style-name="ce39">
            <text:p>7,775</text:p>
          </table:table-cell>
          <table:table-cell office:value-type="float" office:value="5649" table:style-name="ce39">
            <text:p>5,649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 民國110年7月9日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612821" table:style-name="ce82">
            <text:p>1,612,821</text:p>
          </table:table-cell>
          <table:table-cell office:value-type="float" office:value="4023634" table:style-name="ce79">
            <text:p>4,023,634</text:p>
          </table:table-cell>
          <table:table-cell office:value-type="float" office:value="1964555" table:style-name="ce79">
            <text:p>1,964,555</text:p>
          </table:table-cell>
          <table:table-cell office:value-type="float" office:value="2059079" table:style-name="ce83">
            <text:p>2,059,07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8574" table:style-name="ce9">
            <text:p>218,574</text:p>
          </table:table-cell>
          <table:table-cell office:value-type="float" office:value="555747" table:style-name="ce11">
            <text:p>555,747</text:p>
          </table:table-cell>
          <table:table-cell office:value-type="float" office:value="270026" table:style-name="ce11">
            <text:p>270,026</text:p>
          </table:table-cell>
          <table:table-cell office:value-type="float" office:value="285721" table:style-name="ce23">
            <text:p>285,72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4891" table:style-name="ce9">
            <text:p>154,891</text:p>
          </table:table-cell>
          <table:table-cell office:value-type="float" office:value="383566" table:style-name="ce11">
            <text:p>383,566</text:p>
          </table:table-cell>
          <table:table-cell office:value-type="float" office:value="188114" table:style-name="ce11">
            <text:p>188,114</text:p>
          </table:table-cell>
          <table:table-cell office:value-type="float" office:value="195452" table:style-name="ce23">
            <text:p>195,45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9209" table:style-name="ce9">
            <text:p>169,209</text:p>
          </table:table-cell>
          <table:table-cell office:value-type="float" office:value="409235" table:style-name="ce11">
            <text:p>409,235</text:p>
          </table:table-cell>
          <table:table-cell office:value-type="float" office:value="197768" table:style-name="ce11">
            <text:p>197,768</text:p>
          </table:table-cell>
          <table:table-cell office:value-type="float" office:value="211467" table:style-name="ce23">
            <text:p>211,46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764" table:style-name="ce9">
            <text:p>91,764</text:p>
          </table:table-cell>
          <table:table-cell office:value-type="float" office:value="218180" table:style-name="ce11">
            <text:p>218,180</text:p>
          </table:table-cell>
          <table:table-cell office:value-type="float" office:value="103343" table:style-name="ce11">
            <text:p>103,343</text:p>
          </table:table-cell>
          <table:table-cell office:value-type="float" office:value="114837" table:style-name="ce23">
            <text:p>114,83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61906" table:style-name="ce9">
            <text:p>161,906</text:p>
          </table:table-cell>
          <table:table-cell office:value-type="float" office:value="422872" table:style-name="ce11">
            <text:p>422,872</text:p>
          </table:table-cell>
          <table:table-cell office:value-type="float" office:value="205993" table:style-name="ce11">
            <text:p>205,993</text:p>
          </table:table-cell>
          <table:table-cell office:value-type="float" office:value="216879" table:style-name="ce23">
            <text:p>216,8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30479" table:style-name="ce9">
            <text:p>130,479</text:p>
          </table:table-cell>
          <table:table-cell office:value-type="float" office:value="302126" table:style-name="ce11">
            <text:p>302,126</text:p>
          </table:table-cell>
          <table:table-cell office:value-type="float" office:value="144840" table:style-name="ce11">
            <text:p>144,840</text:p>
          </table:table-cell>
          <table:table-cell office:value-type="float" office:value="157286" table:style-name="ce23">
            <text:p>157,2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623" table:style-name="ce9">
            <text:p>67,623</text:p>
          </table:table-cell>
          <table:table-cell office:value-type="float" office:value="182831" table:style-name="ce11">
            <text:p>182,831</text:p>
          </table:table-cell>
          <table:table-cell office:value-type="float" office:value="91067" table:style-name="ce11">
            <text:p>91,067</text:p>
          </table:table-cell>
          <table:table-cell office:value-type="float" office:value="91764" table:style-name="ce23">
            <text:p>91,7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2216" table:style-name="ce9">
            <text:p>32,216</text:p>
          </table:table-cell>
          <table:table-cell office:value-type="float" office:value="87947" table:style-name="ce11">
            <text:p>87,947</text:p>
          </table:table-cell>
          <table:table-cell office:value-type="float" office:value="44046" table:style-name="ce11">
            <text:p>44,046</text:p>
          </table:table-cell>
          <table:table-cell office:value-type="float" office:value="43901" table:style-name="ce23">
            <text:p>43,9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4706" table:style-name="ce9">
            <text:p>44,706</text:p>
          </table:table-cell>
          <table:table-cell office:value-type="float" office:value="116648" table:style-name="ce11">
            <text:p>116,648</text:p>
          </table:table-cell>
          <table:table-cell office:value-type="float" office:value="58292" table:style-name="ce11">
            <text:p>58,292</text:p>
          </table:table-cell>
          <table:table-cell office:value-type="float" office:value="58356" table:style-name="ce23">
            <text:p>58,3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3877" table:style-name="ce9">
            <text:p>83,877</text:p>
          </table:table-cell>
          <table:table-cell office:value-type="float" office:value="184256" table:style-name="ce11">
            <text:p>184,256</text:p>
          </table:table-cell>
          <table:table-cell office:value-type="float" office:value="88111" table:style-name="ce11">
            <text:p>88,111</text:p>
          </table:table-cell>
          <table:table-cell office:value-type="float" office:value="96145" table:style-name="ce23">
            <text:p>96,1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91530" table:style-name="ce9">
            <text:p>91,530</text:p>
          </table:table-cell>
          <table:table-cell office:value-type="float" office:value="205577" table:style-name="ce11">
            <text:p>205,577</text:p>
          </table:table-cell>
          <table:table-cell office:value-type="float" office:value="100030" table:style-name="ce11">
            <text:p>100,030</text:p>
          </table:table-cell>
          <table:table-cell office:value-type="float" office:value="105547" table:style-name="ce23">
            <text:p>105,5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47" table:style-name="ce9">
            <text:p>16,147</text:p>
          </table:table-cell>
          <table:table-cell office:value-type="float" office:value="38810" table:style-name="ce11">
            <text:p>38,810</text:p>
          </table:table-cell>
          <table:table-cell office:value-type="float" office:value="19580" table:style-name="ce11">
            <text:p>19,580</text:p>
          </table:table-cell>
          <table:table-cell office:value-type="float" office:value="19230" table:style-name="ce23">
            <text:p>19,2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9988" table:style-name="ce9">
            <text:p>89,988</text:p>
          </table:table-cell>
          <table:table-cell office:value-type="float" office:value="238020" table:style-name="ce11">
            <text:p>238,020</text:p>
          </table:table-cell>
          <table:table-cell office:value-type="float" office:value="117022" table:style-name="ce11">
            <text:p>117,022</text:p>
          </table:table-cell>
          <table:table-cell office:value-type="float" office:value="120998" table:style-name="ce23">
            <text:p>120,9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3711" table:style-name="ce9">
            <text:p>73,711</text:p>
          </table:table-cell>
          <table:table-cell office:value-type="float" office:value="202258" table:style-name="ce11">
            <text:p>202,258</text:p>
          </table:table-cell>
          <table:table-cell office:value-type="float" office:value="98977" table:style-name="ce11">
            <text:p>98,977</text:p>
          </table:table-cell>
          <table:table-cell office:value-type="float" office:value="103281" table:style-name="ce23">
            <text:p>103,2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5101" table:style-name="ce9">
            <text:p>35,101</text:p>
          </table:table-cell>
          <table:table-cell office:value-type="float" office:value="89949" table:style-name="ce11">
            <text:p>89,949</text:p>
          </table:table-cell>
          <table:table-cell office:value-type="float" office:value="45183" table:style-name="ce11">
            <text:p>45,183</text:p>
          </table:table-cell>
          <table:table-cell office:value-type="float" office:value="44766" table:style-name="ce23">
            <text:p>44,7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986" table:style-name="ce9">
            <text:p>28,986</text:p>
          </table:table-cell>
          <table:table-cell office:value-type="float" office:value="77996" table:style-name="ce11">
            <text:p>77,996</text:p>
          </table:table-cell>
          <table:table-cell office:value-type="float" office:value="38456" table:style-name="ce11">
            <text:p>38,456</text:p>
          </table:table-cell>
          <table:table-cell office:value-type="float" office:value="39540" table:style-name="ce23">
            <text:p>39,5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9712" table:style-name="ce9">
            <text:p>49,712</text:p>
          </table:table-cell>
          <table:table-cell office:value-type="float" office:value="122892" table:style-name="ce11">
            <text:p>122,892</text:p>
          </table:table-cell>
          <table:table-cell office:value-type="float" office:value="59737" table:style-name="ce11">
            <text:p>59,737</text:p>
          </table:table-cell>
          <table:table-cell office:value-type="float" office:value="63155" table:style-name="ce23">
            <text:p>63,1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840" table:style-name="ce9">
            <text:p>9,840</text:p>
          </table:table-cell>
          <table:table-cell office:value-type="float" office:value="23743" table:style-name="ce11">
            <text:p>23,743</text:p>
          </table:table-cell>
          <table:table-cell office:value-type="float" office:value="11871" table:style-name="ce11">
            <text:p>11,871</text:p>
          </table:table-cell>
          <table:table-cell office:value-type="float" office:value="11872" table:style-name="ce23">
            <text:p>11,8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91" table:style-name="ce9">
            <text:p>3,391</text:p>
          </table:table-cell>
          <table:table-cell office:value-type="float" office:value="7495" table:style-name="ce11">
            <text:p>7,495</text:p>
          </table:table-cell>
          <table:table-cell office:value-type="float" office:value="4094" table:style-name="ce11">
            <text:p>4,094</text:p>
          </table:table-cell>
          <table:table-cell office:value-type="float" office:value="3401" table:style-name="ce23">
            <text:p>3,4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63" table:style-name="ce9">
            <text:p>2,563</text:p>
          </table:table-cell>
          <table:table-cell office:value-type="float" office:value="6687" table:style-name="ce11">
            <text:p>6,687</text:p>
          </table:table-cell>
          <table:table-cell office:value-type="float" office:value="3638" table:style-name="ce11">
            <text:p>3,638</text:p>
          </table:table-cell>
          <table:table-cell office:value-type="float" office:value="3049" table:style-name="ce23">
            <text:p>3,0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626" table:style-name="ce9">
            <text:p>9,626</text:p>
          </table:table-cell>
          <table:table-cell office:value-type="float" office:value="22469" table:style-name="ce11">
            <text:p>22,469</text:p>
          </table:table-cell>
          <table:table-cell office:value-type="float" office:value="11538" table:style-name="ce11">
            <text:p>11,538</text:p>
          </table:table-cell>
          <table:table-cell office:value-type="float" office:value="10931" table:style-name="ce23">
            <text:p>10,9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30" table:style-name="ce9">
            <text:p>4,230</text:p>
          </table:table-cell>
          <table:table-cell office:value-type="float" office:value="11329" table:style-name="ce11">
            <text:p>11,329</text:p>
          </table:table-cell>
          <table:table-cell office:value-type="float" office:value="5897" table:style-name="ce11">
            <text:p>5,897</text:p>
          </table:table-cell>
          <table:table-cell office:value-type="float" office:value="5432" table:style-name="ce23">
            <text:p>5,4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5798" table:style-name="ce9">
            <text:p>15,798</text:p>
          </table:table-cell>
          <table:table-cell office:value-type="float" office:value="39791" table:style-name="ce11">
            <text:p>39,791</text:p>
          </table:table-cell>
          <table:table-cell office:value-type="float" office:value="19826" table:style-name="ce11">
            <text:p>19,826</text:p>
          </table:table-cell>
          <table:table-cell office:value-type="float" office:value="19965" table:style-name="ce23">
            <text:p>19,9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35" table:style-name="ce9">
            <text:p>2,235</text:p>
          </table:table-cell>
          <table:table-cell office:value-type="float" office:value="4360" table:style-name="ce11">
            <text:p>4,360</text:p>
          </table:table-cell>
          <table:table-cell office:value-type="float" office:value="2442" table:style-name="ce11">
            <text:p>2,442</text:p>
          </table:table-cell>
          <table:table-cell office:value-type="float" office:value="1918" table:style-name="ce23">
            <text:p>1,9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697" table:style-name="ce9">
            <text:p>3,697</text:p>
          </table:table-cell>
          <table:table-cell office:value-type="float" office:value="8329" table:style-name="ce11">
            <text:p>8,329</text:p>
          </table:table-cell>
          <table:table-cell office:value-type="float" office:value="4529" table:style-name="ce11">
            <text:p>4,529</text:p>
          </table:table-cell>
          <table:table-cell office:value-type="float" office:value="3800" table:style-name="ce23">
            <text:p>3,8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43" table:style-name="ce9">
            <text:p>4,343</text:p>
          </table:table-cell>
          <table:table-cell office:value-type="float" office:value="11676" table:style-name="ce11">
            <text:p>11,676</text:p>
          </table:table-cell>
          <table:table-cell office:value-type="float" office:value="5961" table:style-name="ce11">
            <text:p>5,961</text:p>
          </table:table-cell>
          <table:table-cell office:value-type="float" office:value="5715" table:style-name="ce23">
            <text:p>5,7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206" table:style-name="ce9">
            <text:p>7,206</text:p>
          </table:table-cell>
          <table:table-cell office:value-type="float" office:value="20963" table:style-name="ce11">
            <text:p>20,963</text:p>
          </table:table-cell>
          <table:table-cell office:value-type="float" office:value="10293" table:style-name="ce11">
            <text:p>10,293</text:p>
          </table:table-cell>
          <table:table-cell office:value-type="float" office:value="10670" table:style-name="ce23">
            <text:p>10,6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57" table:style-name="ce9">
            <text:p>7,557</text:p>
          </table:table-cell>
          <table:table-cell office:value-type="float" office:value="21549" table:style-name="ce11">
            <text:p>21,549</text:p>
          </table:table-cell>
          <table:table-cell office:value-type="float" office:value="10773" table:style-name="ce11">
            <text:p>10,773</text:p>
          </table:table-cell>
          <table:table-cell office:value-type="float" office:value="10776" table:style-name="ce23">
            <text:p>10,776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15" table:style-name="ce16">
            <text:p>1,915</text:p>
          </table:table-cell>
          <table:table-cell office:value-type="float" office:value="6333" table:style-name="ce18">
            <text:p>6,333</text:p>
          </table:table-cell>
          <table:table-cell office:value-type="float" office:value="3108" table:style-name="ce18">
            <text:p>3,108</text:p>
          </table:table-cell>
          <table:table-cell office:value-type="float" office:value="3225" table:style-name="ce19">
            <text:p>3,225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57695" table:style-name="ce71">
            <text:p>1,057,695</text:p>
          </table:table-cell>
          <table:table-cell office:value-type="float" office:value="2570090" table:style-name="ce79">
            <text:p>2,570,090</text:p>
          </table:table-cell>
          <table:table-cell office:value-type="float" office:value="1223053" table:style-name="ce79">
            <text:p>1,223,053</text:p>
          </table:table-cell>
          <table:table-cell office:value-type="float" office:value="1347037" table:style-name="ce73">
            <text:p>1,347,0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0595" table:style-name="ce52">
            <text:p>80,595</text:p>
          </table:table-cell>
          <table:table-cell office:value-type="float" office:value="197740" table:style-name="ce11">
            <text:p>197,740</text:p>
          </table:table-cell>
          <table:table-cell office:value-type="float" office:value="92399" table:style-name="ce11">
            <text:p>92,399</text:p>
          </table:table-cell>
          <table:table-cell office:value-type="float" office:value="105341" table:style-name="ce10">
            <text:p>105,3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8273" table:style-name="ce52">
            <text:p>88,273</text:p>
          </table:table-cell>
          <table:table-cell office:value-type="float" office:value="211559" table:style-name="ce11">
            <text:p>211,559</text:p>
          </table:table-cell>
          <table:table-cell office:value-type="float" office:value="100435" table:style-name="ce11">
            <text:p>100,435</text:p>
          </table:table-cell>
          <table:table-cell office:value-type="float" office:value="111124" table:style-name="ce10">
            <text:p>111,1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0401" table:style-name="ce52">
            <text:p>120,401</text:p>
          </table:table-cell>
          <table:table-cell office:value-type="float" office:value="297899" table:style-name="ce11">
            <text:p>297,899</text:p>
          </table:table-cell>
          <table:table-cell office:value-type="float" office:value="138733" table:style-name="ce11">
            <text:p>138,733</text:p>
          </table:table-cell>
          <table:table-cell office:value-type="float" office:value="159166" table:style-name="ce10">
            <text:p>159,1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300" table:style-name="ce52">
            <text:p>100,300</text:p>
          </table:table-cell>
          <table:table-cell office:value-type="float" office:value="220540" table:style-name="ce11">
            <text:p>220,540</text:p>
          </table:table-cell>
          <table:table-cell office:value-type="float" office:value="102182" table:style-name="ce11">
            <text:p>102,182</text:p>
          </table:table-cell>
          <table:table-cell office:value-type="float" office:value="118358" table:style-name="ce10">
            <text:p>118,3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560" table:style-name="ce52">
            <text:p>65,560</text:p>
          </table:table-cell>
          <table:table-cell office:value-type="float" office:value="153670" table:style-name="ce11">
            <text:p>153,670</text:p>
          </table:table-cell>
          <table:table-cell office:value-type="float" office:value="73118" table:style-name="ce11">
            <text:p>73,118</text:p>
          </table:table-cell>
          <table:table-cell office:value-type="float" office:value="80552" table:style-name="ce10">
            <text:p>80,5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2360" table:style-name="ce52">
            <text:p>52,360</text:p>
          </table:table-cell>
          <table:table-cell office:value-type="float" office:value="122952" table:style-name="ce11">
            <text:p>122,952</text:p>
          </table:table-cell>
          <table:table-cell office:value-type="float" office:value="59498" table:style-name="ce11">
            <text:p>59,498</text:p>
          </table:table-cell>
          <table:table-cell office:value-type="float" office:value="63454" table:style-name="ce10">
            <text:p>63,4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8931" table:style-name="ce52">
            <text:p>78,931</text:p>
          </table:table-cell>
          <table:table-cell office:value-type="float" office:value="179969" table:style-name="ce11">
            <text:p>179,969</text:p>
          </table:table-cell>
          <table:table-cell office:value-type="float" office:value="87968" table:style-name="ce11">
            <text:p>87,968</text:p>
          </table:table-cell>
          <table:table-cell office:value-type="float" office:value="92001" table:style-name="ce10">
            <text:p>92,0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581" table:style-name="ce52">
            <text:p>107,581</text:p>
          </table:table-cell>
          <table:table-cell office:value-type="float" office:value="265547" table:style-name="ce11">
            <text:p>265,547</text:p>
          </table:table-cell>
          <table:table-cell office:value-type="float" office:value="126844" table:style-name="ce11">
            <text:p>126,844</text:p>
          </table:table-cell>
          <table:table-cell office:value-type="float" office:value="138703" table:style-name="ce10">
            <text:p>138,7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944" table:style-name="ce52">
            <text:p>47,944</text:p>
          </table:table-cell>
          <table:table-cell office:value-type="float" office:value="117435" table:style-name="ce11">
            <text:p>117,435</text:p>
          </table:table-cell>
          <table:table-cell office:value-type="float" office:value="57182" table:style-name="ce11">
            <text:p>57,182</text:p>
          </table:table-cell>
          <table:table-cell office:value-type="float" office:value="60253" table:style-name="ce10">
            <text:p>60,2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972" table:style-name="ce52">
            <text:p>109,972</text:p>
          </table:table-cell>
          <table:table-cell office:value-type="float" office:value="280086" table:style-name="ce11">
            <text:p>280,086</text:p>
          </table:table-cell>
          <table:table-cell office:value-type="float" office:value="133414" table:style-name="ce11">
            <text:p>133,414</text:p>
          </table:table-cell>
          <table:table-cell office:value-type="float" office:value="146672" table:style-name="ce10">
            <text:p>146,6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7746" table:style-name="ce52">
            <text:p>107,746</text:p>
          </table:table-cell>
          <table:table-cell office:value-type="float" office:value="274775" table:style-name="ce11">
            <text:p>274,775</text:p>
          </table:table-cell>
          <table:table-cell office:value-type="float" office:value="132385" table:style-name="ce11">
            <text:p>132,385</text:p>
          </table:table-cell>
          <table:table-cell office:value-type="float" office:value="142390" table:style-name="ce10">
            <text:p>142,39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8032" table:style-name="ce53">
            <text:p>98,032</text:p>
          </table:table-cell>
          <table:table-cell office:value-type="float" office:value="247918" table:style-name="ce18">
            <text:p>247,918</text:p>
          </table:table-cell>
          <table:table-cell office:value-type="float" office:value="118895" table:style-name="ce18">
            <text:p>118,895</text:p>
          </table:table-cell>
          <table:table-cell office:value-type="float" office:value="129023" table:style-name="ce17">
            <text:p>129,023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53848" table:style-name="ce71">
            <text:p>853,848</text:p>
          </table:table-cell>
          <table:table-cell office:value-type="float" office:value="2271969" table:style-name="ce79">
            <text:p>2,271,969</text:p>
          </table:table-cell>
          <table:table-cell office:value-type="float" office:value="1125364" table:style-name="ce79">
            <text:p>1,125,364</text:p>
          </table:table-cell>
          <table:table-cell office:value-type="float" office:value="1146605" table:style-name="ce83">
            <text:p>1,146,60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79749" table:style-name="ce52">
            <text:p>179,749</text:p>
          </table:table-cell>
          <table:table-cell office:value-type="float" office:value="458625" table:style-name="ce11">
            <text:p>458,625</text:p>
          </table:table-cell>
          <table:table-cell office:value-type="float" office:value="221490" table:style-name="ce11">
            <text:p>221,490</text:p>
          </table:table-cell>
          <table:table-cell office:value-type="float" office:value="237135" table:style-name="ce23">
            <text:p>237,13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62623" table:style-name="ce52">
            <text:p>162,623</text:p>
          </table:table-cell>
          <table:table-cell office:value-type="float" office:value="422662" table:style-name="ce11">
            <text:p>422,662</text:p>
          </table:table-cell>
          <table:table-cell office:value-type="float" office:value="207022" table:style-name="ce11">
            <text:p>207,022</text:p>
          </table:table-cell>
          <table:table-cell office:value-type="float" office:value="215640" table:style-name="ce23">
            <text:p>215,64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4239" table:style-name="ce52">
            <text:p>34,239</text:p>
          </table:table-cell>
          <table:table-cell office:value-type="float" office:value="95291" table:style-name="ce11">
            <text:p>95,291</text:p>
          </table:table-cell>
          <table:table-cell office:value-type="float" office:value="48430" table:style-name="ce11">
            <text:p>48,430</text:p>
          </table:table-cell>
          <table:table-cell office:value-type="float" office:value="46861" table:style-name="ce23">
            <text:p>46,86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3502" table:style-name="ce52">
            <text:p>63,502</text:p>
          </table:table-cell>
          <table:table-cell office:value-type="float" office:value="176054" table:style-name="ce11">
            <text:p>176,054</text:p>
          </table:table-cell>
          <table:table-cell office:value-type="float" office:value="88292" table:style-name="ce11">
            <text:p>88,292</text:p>
          </table:table-cell>
          <table:table-cell office:value-type="float" office:value="87762" table:style-name="ce23">
            <text:p>87,76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1601" table:style-name="ce52">
            <text:p>61,601</text:p>
          </table:table-cell>
          <table:table-cell office:value-type="float" office:value="166678" table:style-name="ce11">
            <text:p>166,678</text:p>
          </table:table-cell>
          <table:table-cell office:value-type="float" office:value="82482" table:style-name="ce11">
            <text:p>82,482</text:p>
          </table:table-cell>
          <table:table-cell office:value-type="float" office:value="84196" table:style-name="ce23">
            <text:p>84,19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5868" table:style-name="ce52">
            <text:p>35,868</text:p>
          </table:table-cell>
          <table:table-cell office:value-type="float" office:value="93765" table:style-name="ce11">
            <text:p>93,765</text:p>
          </table:table-cell>
          <table:table-cell office:value-type="float" office:value="47714" table:style-name="ce11">
            <text:p>47,714</text:p>
          </table:table-cell>
          <table:table-cell office:value-type="float" office:value="46051" table:style-name="ce23">
            <text:p>46,05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6754" table:style-name="ce52">
            <text:p>66,754</text:p>
          </table:table-cell>
          <table:table-cell office:value-type="float" office:value="165501" table:style-name="ce11">
            <text:p>165,501</text:p>
          </table:table-cell>
          <table:table-cell office:value-type="float" office:value="82065" table:style-name="ce11">
            <text:p>82,065</text:p>
          </table:table-cell>
          <table:table-cell office:value-type="float" office:value="83436" table:style-name="ce23">
            <text:p>83,43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6923" table:style-name="ce52">
            <text:p>76,923</text:p>
          </table:table-cell>
          <table:table-cell office:value-type="float" office:value="209404" table:style-name="ce11">
            <text:p>209,404</text:p>
          </table:table-cell>
          <table:table-cell office:value-type="float" office:value="104070" table:style-name="ce11">
            <text:p>104,070</text:p>
          </table:table-cell>
          <table:table-cell office:value-type="float" office:value="105334" table:style-name="ce23">
            <text:p>105,33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4437" table:style-name="ce52">
            <text:p>44,437</text:p>
          </table:table-cell>
          <table:table-cell office:value-type="float" office:value="124406" table:style-name="ce11">
            <text:p>124,406</text:p>
          </table:table-cell>
          <table:table-cell office:value-type="float" office:value="62009" table:style-name="ce11">
            <text:p>62,009</text:p>
          </table:table-cell>
          <table:table-cell office:value-type="float" office:value="62397" table:style-name="ce23">
            <text:p>62,39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81644" table:style-name="ce52">
            <text:p>81,644</text:p>
          </table:table-cell>
          <table:table-cell office:value-type="float" office:value="228687" table:style-name="ce11">
            <text:p>228,687</text:p>
          </table:table-cell>
          <table:table-cell office:value-type="float" office:value="113167" table:style-name="ce11">
            <text:p>113,167</text:p>
          </table:table-cell>
          <table:table-cell office:value-type="float" office:value="115520" table:style-name="ce23">
            <text:p>115,52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7402" table:style-name="ce52">
            <text:p>17,402</text:p>
          </table:table-cell>
          <table:table-cell office:value-type="float" office:value="49231" table:style-name="ce11">
            <text:p>49,231</text:p>
          </table:table-cell>
          <table:table-cell office:value-type="float" office:value="26153" table:style-name="ce11">
            <text:p>26,153</text:p>
          </table:table-cell>
          <table:table-cell office:value-type="float" office:value="23078" table:style-name="ce23">
            <text:p>23,07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5248" table:style-name="ce52">
            <text:p>25,248</text:p>
          </table:table-cell>
          <table:table-cell office:value-type="float" office:value="69287" table:style-name="ce11">
            <text:p>69,287</text:p>
          </table:table-cell>
          <table:table-cell office:value-type="float" office:value="35824" table:style-name="ce11">
            <text:p>35,824</text:p>
          </table:table-cell>
          <table:table-cell office:value-type="float" office:value="33463" table:style-name="ce23">
            <text:p>33,463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858" table:style-name="ce53">
            <text:p>3,858</text:p>
          </table:table-cell>
          <table:table-cell office:value-type="float" office:value="12378" table:style-name="ce18">
            <text:p>12,378</text:p>
          </table:table-cell>
          <table:table-cell office:value-type="float" office:value="6646" table:style-name="ce18">
            <text:p>6,646</text:p>
          </table:table-cell>
          <table:table-cell office:value-type="float" office:value="5732" table:style-name="ce19">
            <text:p>5,732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10年06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1009568" table:style-name="ce71">
            <text:p>1,009,568</text:p>
          </table:table-cell>
          <table:table-cell office:value-type="float" office:value="2819930" table:style-name="ce79">
            <text:p>2,819,930</text:p>
          </table:table-cell>
          <table:table-cell office:value-type="float" office:value="1384421" table:style-name="ce79">
            <text:p>1,384,421</text:p>
          </table:table-cell>
          <table:table-cell office:value-type="float" office:value="1435509" table:style-name="ce73">
            <text:p>1,435,50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63" table:style-name="ce52">
            <text:p>7,963</text:p>
          </table:table-cell>
          <table:table-cell office:value-type="float" office:value="18014" table:style-name="ce11">
            <text:p>18,014</text:p>
          </table:table-cell>
          <table:table-cell office:value-type="float" office:value="8918" table:style-name="ce11">
            <text:p>8,918</text:p>
          </table:table-cell>
          <table:table-cell office:value-type="float" office:value="9096" table:style-name="ce10">
            <text:p>9,096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8984" table:style-name="ce52">
            <text:p>28,984</text:p>
          </table:table-cell>
          <table:table-cell office:value-type="float" office:value="75506" table:style-name="ce11">
            <text:p>75,506</text:p>
          </table:table-cell>
          <table:table-cell office:value-type="float" office:value="37344" table:style-name="ce11">
            <text:p>37,344</text:p>
          </table:table-cell>
          <table:table-cell office:value-type="float" office:value="38162" table:style-name="ce10">
            <text:p>38,162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50454" table:style-name="ce52">
            <text:p>50,454</text:p>
          </table:table-cell>
          <table:table-cell office:value-type="float" office:value="126578" table:style-name="ce11">
            <text:p>126,578</text:p>
          </table:table-cell>
          <table:table-cell office:value-type="float" office:value="60505" table:style-name="ce11">
            <text:p>60,505</text:p>
          </table:table-cell>
          <table:table-cell office:value-type="float" office:value="66073" table:style-name="ce10">
            <text:p>66,073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332" table:style-name="ce52">
            <text:p>46,332</text:p>
          </table:table-cell>
          <table:table-cell office:value-type="float" office:value="113961" table:style-name="ce11">
            <text:p>113,961</text:p>
          </table:table-cell>
          <table:table-cell office:value-type="float" office:value="53918" table:style-name="ce11">
            <text:p>53,918</text:p>
          </table:table-cell>
          <table:table-cell office:value-type="float" office:value="60043" table:style-name="ce10">
            <text:p>60,043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709" table:style-name="ce52">
            <text:p>60,709</text:p>
          </table:table-cell>
          <table:table-cell office:value-type="float" office:value="145778" table:style-name="ce11">
            <text:p>145,778</text:p>
          </table:table-cell>
          <table:table-cell office:value-type="float" office:value="69446" table:style-name="ce11">
            <text:p>69,446</text:p>
          </table:table-cell>
          <table:table-cell office:value-type="float" office:value="76332" table:style-name="ce10">
            <text:p>76,332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90441" table:style-name="ce52">
            <text:p>90,441</text:p>
          </table:table-cell>
          <table:table-cell office:value-type="float" office:value="231567" table:style-name="ce11">
            <text:p>231,567</text:p>
          </table:table-cell>
          <table:table-cell office:value-type="float" office:value="110815" table:style-name="ce11">
            <text:p>110,815</text:p>
          </table:table-cell>
          <table:table-cell office:value-type="float" office:value="120752" table:style-name="ce10">
            <text:p>120,752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7490" table:style-name="ce52">
            <text:p>67,490</text:p>
          </table:table-cell>
          <table:table-cell office:value-type="float" office:value="176851" table:style-name="ce11">
            <text:p>176,851</text:p>
          </table:table-cell>
          <table:table-cell office:value-type="float" office:value="84388" table:style-name="ce11">
            <text:p>84,388</text:p>
          </table:table-cell>
          <table:table-cell office:value-type="float" office:value="92463" table:style-name="ce10">
            <text:p>92,463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09371" table:style-name="ce52">
            <text:p>109,371</text:p>
          </table:table-cell>
          <table:table-cell office:value-type="float" office:value="289583" table:style-name="ce11">
            <text:p>289,583</text:p>
          </table:table-cell>
          <table:table-cell office:value-type="float" office:value="138117" table:style-name="ce11">
            <text:p>138,117</text:p>
          </table:table-cell>
          <table:table-cell office:value-type="float" office:value="151466" table:style-name="ce10">
            <text:p>151,466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5293" table:style-name="ce52">
            <text:p>55,293</text:p>
          </table:table-cell>
          <table:table-cell office:value-type="float" office:value="165667" table:style-name="ce11">
            <text:p>165,667</text:p>
          </table:table-cell>
          <table:table-cell office:value-type="float" office:value="81624" table:style-name="ce11">
            <text:p>81,624</text:p>
          </table:table-cell>
          <table:table-cell office:value-type="float" office:value="84043" table:style-name="ce10">
            <text:p>84,04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472" table:style-name="ce52">
            <text:p>17,472</text:p>
          </table:table-cell>
          <table:table-cell office:value-type="float" office:value="48842" table:style-name="ce11">
            <text:p>48,842</text:p>
          </table:table-cell>
          <table:table-cell office:value-type="float" office:value="24987" table:style-name="ce11">
            <text:p>24,987</text:p>
          </table:table-cell>
          <table:table-cell office:value-type="float" office:value="23855" table:style-name="ce10">
            <text:p>23,85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3918" table:style-name="ce52">
            <text:p>23,918</text:p>
          </table:table-cell>
          <table:table-cell office:value-type="float" office:value="75876" table:style-name="ce11">
            <text:p>75,876</text:p>
          </table:table-cell>
          <table:table-cell office:value-type="float" office:value="38051" table:style-name="ce11">
            <text:p>38,051</text:p>
          </table:table-cell>
          <table:table-cell office:value-type="float" office:value="37825" table:style-name="ce10">
            <text:p>37,82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29678" table:style-name="ce52">
            <text:p>29,678</text:p>
          </table:table-cell>
          <table:table-cell office:value-type="float" office:value="88247" table:style-name="ce11">
            <text:p>88,247</text:p>
          </table:table-cell>
          <table:table-cell office:value-type="float" office:value="45059" table:style-name="ce11">
            <text:p>45,059</text:p>
          </table:table-cell>
          <table:table-cell office:value-type="float" office:value="43188" table:style-name="ce10">
            <text:p>43,18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1576" table:style-name="ce52">
            <text:p>31,576</text:p>
          </table:table-cell>
          <table:table-cell office:value-type="float" office:value="95466" table:style-name="ce11">
            <text:p>95,466</text:p>
          </table:table-cell>
          <table:table-cell office:value-type="float" office:value="48012" table:style-name="ce11">
            <text:p>48,012</text:p>
          </table:table-cell>
          <table:table-cell office:value-type="float" office:value="47454" table:style-name="ce10">
            <text:p>47,45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9227" table:style-name="ce52">
            <text:p>19,227</text:p>
          </table:table-cell>
          <table:table-cell office:value-type="float" office:value="59447" table:style-name="ce11">
            <text:p>59,447</text:p>
          </table:table-cell>
          <table:table-cell office:value-type="float" office:value="29755" table:style-name="ce11">
            <text:p>29,755</text:p>
          </table:table-cell>
          <table:table-cell office:value-type="float" office:value="29692" table:style-name="ce10">
            <text:p>29,69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877" table:style-name="ce52">
            <text:p>16,877</text:p>
          </table:table-cell>
          <table:table-cell office:value-type="float" office:value="54133" table:style-name="ce11">
            <text:p>54,133</text:p>
          </table:table-cell>
          <table:table-cell office:value-type="float" office:value="27372" table:style-name="ce11">
            <text:p>27,372</text:p>
          </table:table-cell>
          <table:table-cell office:value-type="float" office:value="26761" table:style-name="ce10">
            <text:p>26,76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20234" table:style-name="ce52">
            <text:p>20,234</text:p>
          </table:table-cell>
          <table:table-cell office:value-type="float" office:value="65206" table:style-name="ce11">
            <text:p>65,206</text:p>
          </table:table-cell>
          <table:table-cell office:value-type="float" office:value="33248" table:style-name="ce11">
            <text:p>33,248</text:p>
          </table:table-cell>
          <table:table-cell office:value-type="float" office:value="31958" table:style-name="ce10">
            <text:p>31,95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7653" table:style-name="ce52">
            <text:p>37,653</text:p>
          </table:table-cell>
          <table:table-cell office:value-type="float" office:value="109149" table:style-name="ce11">
            <text:p>109,149</text:p>
          </table:table-cell>
          <table:table-cell office:value-type="float" office:value="53762" table:style-name="ce11">
            <text:p>53,762</text:p>
          </table:table-cell>
          <table:table-cell office:value-type="float" office:value="55387" table:style-name="ce10">
            <text:p>55,38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750" table:style-name="ce52">
            <text:p>30,750</text:p>
          </table:table-cell>
          <table:table-cell office:value-type="float" office:value="95800" table:style-name="ce11">
            <text:p>95,800</text:p>
          </table:table-cell>
          <table:table-cell office:value-type="float" office:value="47583" table:style-name="ce11">
            <text:p>47,583</text:p>
          </table:table-cell>
          <table:table-cell office:value-type="float" office:value="48217" table:style-name="ce10">
            <text:p>48,21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768" table:style-name="ce52">
            <text:p>7,768</text:p>
          </table:table-cell>
          <table:table-cell office:value-type="float" office:value="23910" table:style-name="ce11">
            <text:p>23,910</text:p>
          </table:table-cell>
          <table:table-cell office:value-type="float" office:value="12339" table:style-name="ce11">
            <text:p>12,339</text:p>
          </table:table-cell>
          <table:table-cell office:value-type="float" office:value="11571" table:style-name="ce10">
            <text:p>11,57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56" table:style-name="ce52">
            <text:p>4,956</text:p>
          </table:table-cell>
          <table:table-cell office:value-type="float" office:value="14537" table:style-name="ce11">
            <text:p>14,537</text:p>
          </table:table-cell>
          <table:table-cell office:value-type="float" office:value="7493" table:style-name="ce11">
            <text:p>7,493</text:p>
          </table:table-cell>
          <table:table-cell office:value-type="float" office:value="7044" table:style-name="ce10">
            <text:p>7,04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971" table:style-name="ce52">
            <text:p>9,971</text:p>
          </table:table-cell>
          <table:table-cell office:value-type="float" office:value="31787" table:style-name="ce11">
            <text:p>31,787</text:p>
          </table:table-cell>
          <table:table-cell office:value-type="float" office:value="16199" table:style-name="ce11">
            <text:p>16,199</text:p>
          </table:table-cell>
          <table:table-cell office:value-type="float" office:value="15588" table:style-name="ce10">
            <text:p>15,58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642" table:style-name="ce52">
            <text:p>5,642</text:p>
          </table:table-cell>
          <table:table-cell office:value-type="float" office:value="18721" table:style-name="ce11">
            <text:p>18,721</text:p>
          </table:table-cell>
          <table:table-cell office:value-type="float" office:value="9894" table:style-name="ce11">
            <text:p>9,894</text:p>
          </table:table-cell>
          <table:table-cell office:value-type="float" office:value="8827" table:style-name="ce10">
            <text:p>8,82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6880" table:style-name="ce52">
            <text:p>26,880</text:p>
          </table:table-cell>
          <table:table-cell office:value-type="float" office:value="76853" table:style-name="ce11">
            <text:p>76,853</text:p>
          </table:table-cell>
          <table:table-cell office:value-type="float" office:value="38388" table:style-name="ce11">
            <text:p>38,388</text:p>
          </table:table-cell>
          <table:table-cell office:value-type="float" office:value="38465" table:style-name="ce10">
            <text:p>38,46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473" table:style-name="ce52">
            <text:p>18,473</text:p>
          </table:table-cell>
          <table:table-cell office:value-type="float" office:value="56598" table:style-name="ce11">
            <text:p>56,598</text:p>
          </table:table-cell>
          <table:table-cell office:value-type="float" office:value="28813" table:style-name="ce11">
            <text:p>28,813</text:p>
          </table:table-cell>
          <table:table-cell office:value-type="float" office:value="27785" table:style-name="ce10">
            <text:p>27,78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4433" table:style-name="ce52">
            <text:p>24,433</text:p>
          </table:table-cell>
          <table:table-cell office:value-type="float" office:value="78079" table:style-name="ce11">
            <text:p>78,079</text:p>
          </table:table-cell>
          <table:table-cell office:value-type="float" office:value="39228" table:style-name="ce11">
            <text:p>39,228</text:p>
          </table:table-cell>
          <table:table-cell office:value-type="float" office:value="38851" table:style-name="ce10">
            <text:p>38,85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0913" table:style-name="ce52">
            <text:p>20,913</text:p>
          </table:table-cell>
          <table:table-cell office:value-type="float" office:value="64892" table:style-name="ce11">
            <text:p>64,892</text:p>
          </table:table-cell>
          <table:table-cell office:value-type="float" office:value="32863" table:style-name="ce11">
            <text:p>32,863</text:p>
          </table:table-cell>
          <table:table-cell office:value-type="float" office:value="32029" table:style-name="ce10">
            <text:p>32,02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8389" table:style-name="ce52">
            <text:p>68,389</text:p>
          </table:table-cell>
          <table:table-cell office:value-type="float" office:value="195329" table:style-name="ce11">
            <text:p>195,329</text:p>
          </table:table-cell>
          <table:table-cell office:value-type="float" office:value="96456" table:style-name="ce11">
            <text:p>96,456</text:p>
          </table:table-cell>
          <table:table-cell office:value-type="float" office:value="98873" table:style-name="ce10">
            <text:p>98,87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3066" table:style-name="ce52">
            <text:p>73,066</text:p>
          </table:table-cell>
          <table:table-cell office:value-type="float" office:value="212726" table:style-name="ce11">
            <text:p>212,726</text:p>
          </table:table-cell>
          <table:table-cell office:value-type="float" office:value="104033" table:style-name="ce11">
            <text:p>104,033</text:p>
          </table:table-cell>
          <table:table-cell office:value-type="float" office:value="108693" table:style-name="ce10">
            <text:p>108,69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655" table:style-name="ce53">
            <text:p>4,655</text:p>
          </table:table-cell>
          <table:table-cell office:value-type="float" office:value="10827" table:style-name="ce18">
            <text:p>10,827</text:p>
          </table:table-cell>
          <table:table-cell office:value-type="float" office:value="5811" table:style-name="ce18">
            <text:p>5,811</text:p>
          </table:table-cell>
          <table:table-cell office:value-type="float" office:value="5016" table:style-name="ce17">
            <text:p>5,016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705803" table:style-name="ce71">
            <text:p>705,803</text:p>
          </table:table-cell>
          <table:table-cell office:value-type="float" office:value="1869610" table:style-name="ce79">
            <text:p>1,869,610</text:p>
          </table:table-cell>
          <table:table-cell office:value-type="float" office:value="931030" table:style-name="ce79">
            <text:p>931,030</text:p>
          </table:table-cell>
          <table:table-cell office:value-type="float" office:value="938580" table:style-name="ce73">
            <text:p>938,5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528" table:style-name="ce52">
            <text:p>29,528</text:p>
          </table:table-cell>
          <table:table-cell office:value-type="float" office:value="76078" table:style-name="ce11">
            <text:p>76,078</text:p>
          </table:table-cell>
          <table:table-cell office:value-type="float" office:value="37522" table:style-name="ce11">
            <text:p>37,522</text:p>
          </table:table-cell>
          <table:table-cell office:value-type="float" office:value="38556" table:style-name="ce10">
            <text:p>38,5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179" table:style-name="ce52">
            <text:p>10,179</text:p>
          </table:table-cell>
          <table:table-cell office:value-type="float" office:value="24910" table:style-name="ce11">
            <text:p>24,910</text:p>
          </table:table-cell>
          <table:table-cell office:value-type="float" office:value="12988" table:style-name="ce11">
            <text:p>12,988</text:p>
          </table:table-cell>
          <table:table-cell office:value-type="float" office:value="11922" table:style-name="ce10">
            <text:p>11,9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715" table:style-name="ce52">
            <text:p>10,715</text:p>
          </table:table-cell>
          <table:table-cell office:value-type="float" office:value="27021" table:style-name="ce11">
            <text:p>27,021</text:p>
          </table:table-cell>
          <table:table-cell office:value-type="float" office:value="14101" table:style-name="ce11">
            <text:p>14,101</text:p>
          </table:table-cell>
          <table:table-cell office:value-type="float" office:value="12920" table:style-name="ce10">
            <text:p>12,9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8014" table:style-name="ce52">
            <text:p>8,014</text:p>
          </table:table-cell>
          <table:table-cell office:value-type="float" office:value="20776" table:style-name="ce11">
            <text:p>20,776</text:p>
          </table:table-cell>
          <table:table-cell office:value-type="float" office:value="10799" table:style-name="ce11">
            <text:p>10,799</text:p>
          </table:table-cell>
          <table:table-cell office:value-type="float" office:value="9977" table:style-name="ce10">
            <text:p>9,9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86" table:style-name="ce52">
            <text:p>8,786</text:p>
          </table:table-cell>
          <table:table-cell office:value-type="float" office:value="22559" table:style-name="ce11">
            <text:p>22,559</text:p>
          </table:table-cell>
          <table:table-cell office:value-type="float" office:value="11683" table:style-name="ce11">
            <text:p>11,683</text:p>
          </table:table-cell>
          <table:table-cell office:value-type="float" office:value="10876" table:style-name="ce10">
            <text:p>10,87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240" table:style-name="ce52">
            <text:p>8,240</text:p>
          </table:table-cell>
          <table:table-cell office:value-type="float" office:value="19951" table:style-name="ce11">
            <text:p>19,951</text:p>
          </table:table-cell>
          <table:table-cell office:value-type="float" office:value="10638" table:style-name="ce11">
            <text:p>10,638</text:p>
          </table:table-cell>
          <table:table-cell office:value-type="float" office:value="9313" table:style-name="ce10">
            <text:p>9,31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6140" table:style-name="ce52">
            <text:p>16,140</text:p>
          </table:table-cell>
          <table:table-cell office:value-type="float" office:value="43661" table:style-name="ce11">
            <text:p>43,661</text:p>
          </table:table-cell>
          <table:table-cell office:value-type="float" office:value="22162" table:style-name="ce11">
            <text:p>22,162</text:p>
          </table:table-cell>
          <table:table-cell office:value-type="float" office:value="21499" table:style-name="ce10">
            <text:p>21,4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375" table:style-name="ce52">
            <text:p>9,375</text:p>
          </table:table-cell>
          <table:table-cell office:value-type="float" office:value="23261" table:style-name="ce11">
            <text:p>23,261</text:p>
          </table:table-cell>
          <table:table-cell office:value-type="float" office:value="12030" table:style-name="ce11">
            <text:p>12,030</text:p>
          </table:table-cell>
          <table:table-cell office:value-type="float" office:value="11231" table:style-name="ce10">
            <text:p>11,2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965" table:style-name="ce52">
            <text:p>7,965</text:p>
          </table:table-cell>
          <table:table-cell office:value-type="float" office:value="21590" table:style-name="ce11">
            <text:p>21,590</text:p>
          </table:table-cell>
          <table:table-cell office:value-type="float" office:value="11170" table:style-name="ce11">
            <text:p>11,170</text:p>
          </table:table-cell>
          <table:table-cell office:value-type="float" office:value="10420" table:style-name="ce10">
            <text:p>10,4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138" table:style-name="ce52">
            <text:p>8,138</text:p>
          </table:table-cell>
          <table:table-cell office:value-type="float" office:value="21138" table:style-name="ce11">
            <text:p>21,138</text:p>
          </table:table-cell>
          <table:table-cell office:value-type="float" office:value="10760" table:style-name="ce11">
            <text:p>10,760</text:p>
          </table:table-cell>
          <table:table-cell office:value-type="float" office:value="10378" table:style-name="ce10">
            <text:p>10,37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709" table:style-name="ce52">
            <text:p>3,709</text:p>
          </table:table-cell>
          <table:table-cell office:value-type="float" office:value="9106" table:style-name="ce11">
            <text:p>9,106</text:p>
          </table:table-cell>
          <table:table-cell office:value-type="float" office:value="4907" table:style-name="ce11">
            <text:p>4,907</text:p>
          </table:table-cell>
          <table:table-cell office:value-type="float" office:value="4199" table:style-name="ce10">
            <text:p>4,1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250" table:style-name="ce52">
            <text:p>21,250</text:p>
          </table:table-cell>
          <table:table-cell office:value-type="float" office:value="58594" table:style-name="ce11">
            <text:p>58,594</text:p>
          </table:table-cell>
          <table:table-cell office:value-type="float" office:value="28923" table:style-name="ce11">
            <text:p>28,923</text:p>
          </table:table-cell>
          <table:table-cell office:value-type="float" office:value="29671" table:style-name="ce10">
            <text:p>29,67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773" table:style-name="ce52">
            <text:p>9,773</text:p>
          </table:table-cell>
          <table:table-cell office:value-type="float" office:value="25154" table:style-name="ce11">
            <text:p>25,154</text:p>
          </table:table-cell>
          <table:table-cell office:value-type="float" office:value="12884" table:style-name="ce11">
            <text:p>12,884</text:p>
          </table:table-cell>
          <table:table-cell office:value-type="float" office:value="12270" table:style-name="ce10">
            <text:p>12,2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506" table:style-name="ce52">
            <text:p>8,506</text:p>
          </table:table-cell>
          <table:table-cell office:value-type="float" office:value="24520" table:style-name="ce11">
            <text:p>24,520</text:p>
          </table:table-cell>
          <table:table-cell office:value-type="float" office:value="12390" table:style-name="ce11">
            <text:p>12,390</text:p>
          </table:table-cell>
          <table:table-cell office:value-type="float" office:value="12130" table:style-name="ce10">
            <text:p>12,1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44" table:style-name="ce52">
            <text:p>7,944</text:p>
          </table:table-cell>
          <table:table-cell office:value-type="float" office:value="22038" table:style-name="ce11">
            <text:p>22,038</text:p>
          </table:table-cell>
          <table:table-cell office:value-type="float" office:value="11425" table:style-name="ce11">
            <text:p>11,425</text:p>
          </table:table-cell>
          <table:table-cell office:value-type="float" office:value="10613" table:style-name="ce10">
            <text:p>10,61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191" table:style-name="ce52">
            <text:p>7,191</text:p>
          </table:table-cell>
          <table:table-cell office:value-type="float" office:value="18963" table:style-name="ce11">
            <text:p>18,963</text:p>
          </table:table-cell>
          <table:table-cell office:value-type="float" office:value="9658" table:style-name="ce11">
            <text:p>9,658</text:p>
          </table:table-cell>
          <table:table-cell office:value-type="float" office:value="9305" table:style-name="ce10">
            <text:p>9,3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116" table:style-name="ce52">
            <text:p>4,116</text:p>
          </table:table-cell>
          <table:table-cell office:value-type="float" office:value="10477" table:style-name="ce11">
            <text:p>10,477</text:p>
          </table:table-cell>
          <table:table-cell office:value-type="float" office:value="5259" table:style-name="ce11">
            <text:p>5,259</text:p>
          </table:table-cell>
          <table:table-cell office:value-type="float" office:value="5218" table:style-name="ce10">
            <text:p>5,2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895" table:style-name="ce52">
            <text:p>14,895</text:p>
          </table:table-cell>
          <table:table-cell office:value-type="float" office:value="43090" table:style-name="ce11">
            <text:p>43,090</text:p>
          </table:table-cell>
          <table:table-cell office:value-type="float" office:value="21860" table:style-name="ce11">
            <text:p>21,860</text:p>
          </table:table-cell>
          <table:table-cell office:value-type="float" office:value="21230" table:style-name="ce10">
            <text:p>21,2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9421" table:style-name="ce52">
            <text:p>19,421</text:p>
          </table:table-cell>
          <table:table-cell office:value-type="float" office:value="51022" table:style-name="ce11">
            <text:p>51,022</text:p>
          </table:table-cell>
          <table:table-cell office:value-type="float" office:value="25705" table:style-name="ce11">
            <text:p>25,705</text:p>
          </table:table-cell>
          <table:table-cell office:value-type="float" office:value="25317" table:style-name="ce10">
            <text:p>25,3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3412" table:style-name="ce52">
            <text:p>13,412</text:p>
          </table:table-cell>
          <table:table-cell office:value-type="float" office:value="37728" table:style-name="ce11">
            <text:p>37,728</text:p>
          </table:table-cell>
          <table:table-cell office:value-type="float" office:value="18917" table:style-name="ce11">
            <text:p>18,917</text:p>
          </table:table-cell>
          <table:table-cell office:value-type="float" office:value="18811" table:style-name="ce10">
            <text:p>18,8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536" table:style-name="ce52">
            <text:p>10,536</text:p>
          </table:table-cell>
          <table:table-cell office:value-type="float" office:value="30286" table:style-name="ce11">
            <text:p>30,286</text:p>
          </table:table-cell>
          <table:table-cell office:value-type="float" office:value="15594" table:style-name="ce11">
            <text:p>15,594</text:p>
          </table:table-cell>
          <table:table-cell office:value-type="float" office:value="14692" table:style-name="ce10">
            <text:p>14,6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18" table:style-name="ce52">
            <text:p>2,718</text:p>
          </table:table-cell>
          <table:table-cell office:value-type="float" office:value="7061" table:style-name="ce11">
            <text:p>7,061</text:p>
          </table:table-cell>
          <table:table-cell office:value-type="float" office:value="3724" table:style-name="ce11">
            <text:p>3,724</text:p>
          </table:table-cell>
          <table:table-cell office:value-type="float" office:value="3337" table:style-name="ce10">
            <text:p>3,3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61" table:style-name="ce52">
            <text:p>5,161</text:p>
          </table:table-cell>
          <table:table-cell office:value-type="float" office:value="13499" table:style-name="ce11">
            <text:p>13,499</text:p>
          </table:table-cell>
          <table:table-cell office:value-type="float" office:value="6984" table:style-name="ce11">
            <text:p>6,984</text:p>
          </table:table-cell>
          <table:table-cell office:value-type="float" office:value="6515" table:style-name="ce10">
            <text:p>6,51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491" table:style-name="ce52">
            <text:p>3,491</text:p>
          </table:table-cell>
          <table:table-cell office:value-type="float" office:value="9116" table:style-name="ce11">
            <text:p>9,116</text:p>
          </table:table-cell>
          <table:table-cell office:value-type="float" office:value="4797" table:style-name="ce11">
            <text:p>4,797</text:p>
          </table:table-cell>
          <table:table-cell office:value-type="float" office:value="4319" table:style-name="ce10">
            <text:p>4,3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18" table:style-name="ce52">
            <text:p>2,818</text:p>
          </table:table-cell>
          <table:table-cell office:value-type="float" office:value="8320" table:style-name="ce11">
            <text:p>8,320</text:p>
          </table:table-cell>
          <table:table-cell office:value-type="float" office:value="4490" table:style-name="ce11">
            <text:p>4,490</text:p>
          </table:table-cell>
          <table:table-cell office:value-type="float" office:value="3830" table:style-name="ce10">
            <text:p>3,8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00" table:style-name="ce52">
            <text:p>1,900</text:p>
          </table:table-cell>
          <table:table-cell office:value-type="float" office:value="4487" table:style-name="ce11">
            <text:p>4,487</text:p>
          </table:table-cell>
          <table:table-cell office:value-type="float" office:value="2534" table:style-name="ce11">
            <text:p>2,534</text:p>
          </table:table-cell>
          <table:table-cell office:value-type="float" office:value="1953" table:style-name="ce10">
            <text:p>1,9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8714" table:style-name="ce52">
            <text:p>28,714</text:p>
          </table:table-cell>
          <table:table-cell office:value-type="float" office:value="76085" table:style-name="ce11">
            <text:p>76,085</text:p>
          </table:table-cell>
          <table:table-cell office:value-type="float" office:value="38394" table:style-name="ce11">
            <text:p>38,394</text:p>
          </table:table-cell>
          <table:table-cell office:value-type="float" office:value="37691" table:style-name="ce10">
            <text:p>37,6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408" table:style-name="ce52">
            <text:p>23,408</text:p>
          </table:table-cell>
          <table:table-cell office:value-type="float" office:value="68072" table:style-name="ce11">
            <text:p>68,072</text:p>
          </table:table-cell>
          <table:table-cell office:value-type="float" office:value="34395" table:style-name="ce11">
            <text:p>34,395</text:p>
          </table:table-cell>
          <table:table-cell office:value-type="float" office:value="33677" table:style-name="ce10">
            <text:p>33,6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590" table:style-name="ce52">
            <text:p>11,590</text:p>
          </table:table-cell>
          <table:table-cell office:value-type="float" office:value="33989" table:style-name="ce11">
            <text:p>33,989</text:p>
          </table:table-cell>
          <table:table-cell office:value-type="float" office:value="17422" table:style-name="ce11">
            <text:p>17,422</text:p>
          </table:table-cell>
          <table:table-cell office:value-type="float" office:value="16567" table:style-name="ce10">
            <text:p>16,56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498" table:style-name="ce52">
            <text:p>1,498</text:p>
          </table:table-cell>
          <table:table-cell office:value-type="float" office:value="3738" table:style-name="ce11">
            <text:p>3,738</text:p>
          </table:table-cell>
          <table:table-cell office:value-type="float" office:value="2024" table:style-name="ce11">
            <text:p>2,024</text:p>
          </table:table-cell>
          <table:table-cell office:value-type="float" office:value="1714" table:style-name="ce10">
            <text:p>1,7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8120" table:style-name="ce52">
            <text:p>88,120</text:p>
          </table:table-cell>
          <table:table-cell office:value-type="float" office:value="235385" table:style-name="ce11">
            <text:p>235,385</text:p>
          </table:table-cell>
          <table:table-cell office:value-type="float" office:value="115580" table:style-name="ce11">
            <text:p>115,580</text:p>
          </table:table-cell>
          <table:table-cell office:value-type="float" office:value="119805" table:style-name="ce10">
            <text:p>119,8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3186" table:style-name="ce52">
            <text:p>73,186</text:p>
          </table:table-cell>
          <table:table-cell office:value-type="float" office:value="183925" table:style-name="ce11">
            <text:p>183,925</text:p>
          </table:table-cell>
          <table:table-cell office:value-type="float" office:value="87857" table:style-name="ce11">
            <text:p>87,857</text:p>
          </table:table-cell>
          <table:table-cell office:value-type="float" office:value="96068" table:style-name="ce10">
            <text:p>96,0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7326" table:style-name="ce52">
            <text:p>47,326</text:p>
          </table:table-cell>
          <table:table-cell office:value-type="float" office:value="123052" table:style-name="ce11">
            <text:p>123,052</text:p>
          </table:table-cell>
          <table:table-cell office:value-type="float" office:value="60666" table:style-name="ce11">
            <text:p>60,666</text:p>
          </table:table-cell>
          <table:table-cell office:value-type="float" office:value="62386" table:style-name="ce10">
            <text:p>62,3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769" table:style-name="ce52">
            <text:p>51,769</text:p>
          </table:table-cell>
          <table:table-cell office:value-type="float" office:value="129247" table:style-name="ce11">
            <text:p>129,247</text:p>
          </table:table-cell>
          <table:table-cell office:value-type="float" office:value="62609" table:style-name="ce11">
            <text:p>62,609</text:p>
          </table:table-cell>
          <table:table-cell office:value-type="float" office:value="66638" table:style-name="ce10">
            <text:p>66,6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6699" table:style-name="ce52">
            <text:p>66,699</text:p>
          </table:table-cell>
          <table:table-cell office:value-type="float" office:value="196168" table:style-name="ce11">
            <text:p>196,168</text:p>
          </table:table-cell>
          <table:table-cell office:value-type="float" office:value="98612" table:style-name="ce11">
            <text:p>98,612</text:p>
          </table:table-cell>
          <table:table-cell office:value-type="float" office:value="97556" table:style-name="ce10">
            <text:p>97,5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7073" table:style-name="ce52">
            <text:p>27,073</text:p>
          </table:table-cell>
          <table:table-cell office:value-type="float" office:value="67218" table:style-name="ce11">
            <text:p>67,218</text:p>
          </table:table-cell>
          <table:table-cell office:value-type="float" office:value="31821" table:style-name="ce11">
            <text:p>31,821</text:p>
          </table:table-cell>
          <table:table-cell office:value-type="float" office:value="35397" table:style-name="ce10">
            <text:p>35,397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499" table:style-name="ce53">
            <text:p>32,499</text:p>
          </table:table-cell>
          <table:table-cell office:value-type="float" office:value="78325" table:style-name="ce18">
            <text:p>78,325</text:p>
          </table:table-cell>
          <table:table-cell office:value-type="float" office:value="37746" table:style-name="ce18">
            <text:p>37,746</text:p>
          </table:table-cell>
          <table:table-cell office:value-type="float" office:value="40579" table:style-name="ce17">
            <text:p>40,579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23351" table:style-name="ce75">
            <text:p>1,123,351</text:p>
          </table:table-cell>
          <table:table-cell office:value-type="float" office:value="2757205" table:style-name="ce79">
            <text:p>2,757,205</text:p>
          </table:table-cell>
          <table:table-cell office:value-type="float" office:value="1359198" table:style-name="ce80">
            <text:p>1,359,198</text:p>
          </table:table-cell>
          <table:table-cell office:value-type="float" office:value="1398007" table:style-name="ce72">
            <text:p>1,398,0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56" table:style-name="ce9">
            <text:p>10,856</text:p>
          </table:table-cell>
          <table:table-cell office:value-type="float" office:value="23312" table:style-name="ce11">
            <text:p>23,312</text:p>
          </table:table-cell>
          <table:table-cell office:value-type="float" office:value="11508" table:style-name="ce9">
            <text:p>11,508</text:p>
          </table:table-cell>
          <table:table-cell office:value-type="float" office:value="11804" table:style-name="ce9">
            <text:p>11,8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60236" table:style-name="ce9">
            <text:p>60,236</text:p>
          </table:table-cell>
          <table:table-cell office:value-type="float" office:value="141274" table:style-name="ce11">
            <text:p>141,274</text:p>
          </table:table-cell>
          <table:table-cell office:value-type="float" office:value="67757" table:style-name="ce9">
            <text:p>67,757</text:p>
          </table:table-cell>
          <table:table-cell office:value-type="float" office:value="73517" table:style-name="ce9">
            <text:p>73,5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1287" table:style-name="ce9">
            <text:p>81,287</text:p>
          </table:table-cell>
          <table:table-cell office:value-type="float" office:value="196997" table:style-name="ce11">
            <text:p>196,997</text:p>
          </table:table-cell>
          <table:table-cell office:value-type="float" office:value="94142" table:style-name="ce9">
            <text:p>94,142</text:p>
          </table:table-cell>
          <table:table-cell office:value-type="float" office:value="102855" table:style-name="ce9">
            <text:p>102,8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5171" table:style-name="ce9">
            <text:p>75,171</text:p>
          </table:table-cell>
          <table:table-cell office:value-type="float" office:value="189896" table:style-name="ce11">
            <text:p>189,896</text:p>
          </table:table-cell>
          <table:table-cell office:value-type="float" office:value="92790" table:style-name="ce9">
            <text:p>92,790</text:p>
          </table:table-cell>
          <table:table-cell office:value-type="float" office:value="97106" table:style-name="ce9">
            <text:p>97,1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8988" table:style-name="ce9">
            <text:p>138,988</text:p>
          </table:table-cell>
          <table:table-cell office:value-type="float" office:value="335056" table:style-name="ce11">
            <text:p>335,056</text:p>
          </table:table-cell>
          <table:table-cell office:value-type="float" office:value="161422" table:style-name="ce9">
            <text:p>161,422</text:p>
          </table:table-cell>
          <table:table-cell office:value-type="float" office:value="173634" table:style-name="ce9">
            <text:p>173,6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139" table:style-name="ce9">
            <text:p>23,139</text:p>
          </table:table-cell>
          <table:table-cell office:value-type="float" office:value="50046" table:style-name="ce11">
            <text:p>50,046</text:p>
          </table:table-cell>
          <table:table-cell office:value-type="float" office:value="24025" table:style-name="ce9">
            <text:p>24,025</text:p>
          </table:table-cell>
          <table:table-cell office:value-type="float" office:value="26021" table:style-name="ce9">
            <text:p>26,0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3014" table:style-name="ce9">
            <text:p>13,014</text:p>
          </table:table-cell>
          <table:table-cell office:value-type="float" office:value="26572" table:style-name="ce11">
            <text:p>26,572</text:p>
          </table:table-cell>
          <table:table-cell office:value-type="float" office:value="12532" table:style-name="ce9">
            <text:p>12,532</text:p>
          </table:table-cell>
          <table:table-cell office:value-type="float" office:value="14040" table:style-name="ce9">
            <text:p>14,0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3127" table:style-name="ce9">
            <text:p>73,127</text:p>
          </table:table-cell>
          <table:table-cell office:value-type="float" office:value="166253" table:style-name="ce11">
            <text:p>166,253</text:p>
          </table:table-cell>
          <table:table-cell office:value-type="float" office:value="79512" table:style-name="ce9">
            <text:p>79,512</text:p>
          </table:table-cell>
          <table:table-cell office:value-type="float" office:value="86741" table:style-name="ce9">
            <text:p>86,7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398" table:style-name="ce9">
            <text:p>79,398</text:p>
          </table:table-cell>
          <table:table-cell office:value-type="float" office:value="184528" table:style-name="ce11">
            <text:p>184,528</text:p>
          </table:table-cell>
          <table:table-cell office:value-type="float" office:value="90332" table:style-name="ce9">
            <text:p>90,332</text:p>
          </table:table-cell>
          <table:table-cell office:value-type="float" office:value="94196" table:style-name="ce9">
            <text:p>94,1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001" table:style-name="ce9">
            <text:p>11,001</text:p>
          </table:table-cell>
          <table:table-cell office:value-type="float" office:value="27563" table:style-name="ce11">
            <text:p>27,563</text:p>
          </table:table-cell>
          <table:table-cell office:value-type="float" office:value="14153" table:style-name="ce9">
            <text:p>14,153</text:p>
          </table:table-cell>
          <table:table-cell office:value-type="float" office:value="13410" table:style-name="ce9">
            <text:p>13,410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481" table:style-name="ce9">
            <text:p>69,481</text:p>
          </table:table-cell>
          <table:table-cell office:value-type="float" office:value="156619" table:style-name="ce11">
            <text:p>156,619</text:p>
          </table:table-cell>
          <table:table-cell office:value-type="float" office:value="77403" table:style-name="ce9">
            <text:p>77,403</text:p>
          </table:table-cell>
          <table:table-cell office:value-type="float" office:value="79216" table:style-name="ce9">
            <text:p>79,2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5136" table:style-name="ce9">
            <text:p>145,136</text:p>
          </table:table-cell>
          <table:table-cell office:value-type="float" office:value="358880" table:style-name="ce11">
            <text:p>358,880</text:p>
          </table:table-cell>
          <table:table-cell office:value-type="float" office:value="175030" table:style-name="ce9">
            <text:p>175,030</text:p>
          </table:table-cell>
          <table:table-cell office:value-type="float" office:value="183850" table:style-name="ce9">
            <text:p>183,8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860" table:style-name="ce9">
            <text:p>26,860</text:p>
          </table:table-cell>
          <table:table-cell office:value-type="float" office:value="69241" table:style-name="ce11">
            <text:p>69,241</text:p>
          </table:table-cell>
          <table:table-cell office:value-type="float" office:value="34815" table:style-name="ce9">
            <text:p>34,815</text:p>
          </table:table-cell>
          <table:table-cell office:value-type="float" office:value="34426" table:style-name="ce9">
            <text:p>34,4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3597" table:style-name="ce9">
            <text:p>43,597</text:p>
          </table:table-cell>
          <table:table-cell office:value-type="float" office:value="112151" table:style-name="ce11">
            <text:p>112,151</text:p>
          </table:table-cell>
          <table:table-cell office:value-type="float" office:value="57183" table:style-name="ce9">
            <text:p>57,183</text:p>
          </table:table-cell>
          <table:table-cell office:value-type="float" office:value="54968" table:style-name="ce9">
            <text:p>54,9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929" table:style-name="ce9">
            <text:p>13,929</text:p>
          </table:table-cell>
          <table:table-cell office:value-type="float" office:value="41584" table:style-name="ce11">
            <text:p>41,584</text:p>
          </table:table-cell>
          <table:table-cell office:value-type="float" office:value="21254" table:style-name="ce9">
            <text:p>21,254</text:p>
          </table:table-cell>
          <table:table-cell office:value-type="float" office:value="20330" table:style-name="ce9">
            <text:p>20,3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346" table:style-name="ce9">
            <text:p>13,346</text:p>
          </table:table-cell>
          <table:table-cell office:value-type="float" office:value="34235" table:style-name="ce11">
            <text:p>34,235</text:p>
          </table:table-cell>
          <table:table-cell office:value-type="float" office:value="17369" table:style-name="ce9">
            <text:p>17,369</text:p>
          </table:table-cell>
          <table:table-cell office:value-type="float" office:value="16866" table:style-name="ce9">
            <text:p>16,8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7262" table:style-name="ce9">
            <text:p>37,262</text:p>
          </table:table-cell>
          <table:table-cell office:value-type="float" office:value="92626" table:style-name="ce11">
            <text:p>92,626</text:p>
          </table:table-cell>
          <table:table-cell office:value-type="float" office:value="46759" table:style-name="ce9">
            <text:p>46,759</text:p>
          </table:table-cell>
          <table:table-cell office:value-type="float" office:value="45867" table:style-name="ce9">
            <text:p>45,8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256" table:style-name="ce9">
            <text:p>19,256</text:p>
          </table:table-cell>
          <table:table-cell office:value-type="float" office:value="44759" table:style-name="ce11">
            <text:p>44,759</text:p>
          </table:table-cell>
          <table:table-cell office:value-type="float" office:value="22564" table:style-name="ce9">
            <text:p>22,564</text:p>
          </table:table-cell>
          <table:table-cell office:value-type="float" office:value="22195" table:style-name="ce9">
            <text:p>22,1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657" table:style-name="ce9">
            <text:p>35,657</text:p>
          </table:table-cell>
          <table:table-cell office:value-type="float" office:value="96586" table:style-name="ce11">
            <text:p>96,586</text:p>
          </table:table-cell>
          <table:table-cell office:value-type="float" office:value="47745" table:style-name="ce9">
            <text:p>47,745</text:p>
          </table:table-cell>
          <table:table-cell office:value-type="float" office:value="48841" table:style-name="ce9">
            <text:p>48,8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5325" table:style-name="ce9">
            <text:p>15,325</text:p>
          </table:table-cell>
          <table:table-cell office:value-type="float" office:value="39323" table:style-name="ce11">
            <text:p>39,323</text:p>
          </table:table-cell>
          <table:table-cell office:value-type="float" office:value="19786" table:style-name="ce9">
            <text:p>19,786</text:p>
          </table:table-cell>
          <table:table-cell office:value-type="float" office:value="19537" table:style-name="ce9">
            <text:p>19,5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773" table:style-name="ce9">
            <text:p>10,773</text:p>
          </table:table-cell>
          <table:table-cell office:value-type="float" office:value="29340" table:style-name="ce11">
            <text:p>29,340</text:p>
          </table:table-cell>
          <table:table-cell office:value-type="float" office:value="15422" table:style-name="ce9">
            <text:p>15,422</text:p>
          </table:table-cell>
          <table:table-cell office:value-type="float" office:value="13918" table:style-name="ce9">
            <text:p>13,9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121" table:style-name="ce9">
            <text:p>3,121</text:p>
          </table:table-cell>
          <table:table-cell office:value-type="float" office:value="6871" table:style-name="ce11">
            <text:p>6,871</text:p>
          </table:table-cell>
          <table:table-cell office:value-type="float" office:value="3798" table:style-name="ce9">
            <text:p>3,798</text:p>
          </table:table-cell>
          <table:table-cell office:value-type="float" office:value="3073" table:style-name="ce9">
            <text:p>3,0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80" table:style-name="ce9">
            <text:p>9,480</text:p>
          </table:table-cell>
          <table:table-cell office:value-type="float" office:value="28207" table:style-name="ce11">
            <text:p>28,207</text:p>
          </table:table-cell>
          <table:table-cell office:value-type="float" office:value="14229" table:style-name="ce9">
            <text:p>14,229</text:p>
          </table:table-cell>
          <table:table-cell office:value-type="float" office:value="13978" table:style-name="ce9">
            <text:p>13,9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398" table:style-name="ce9">
            <text:p>17,398</text:p>
          </table:table-cell>
          <table:table-cell office:value-type="float" office:value="51528" table:style-name="ce11">
            <text:p>51,528</text:p>
          </table:table-cell>
          <table:table-cell office:value-type="float" office:value="26133" table:style-name="ce9">
            <text:p>26,133</text:p>
          </table:table-cell>
          <table:table-cell office:value-type="float" office:value="25395" table:style-name="ce9">
            <text:p>25,3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185" table:style-name="ce9">
            <text:p>11,185</text:p>
          </table:table-cell>
          <table:table-cell office:value-type="float" office:value="29757" table:style-name="ce11">
            <text:p>29,757</text:p>
          </table:table-cell>
          <table:table-cell office:value-type="float" office:value="15123" table:style-name="ce9">
            <text:p>15,123</text:p>
          </table:table-cell>
          <table:table-cell office:value-type="float" office:value="14634" table:style-name="ce9">
            <text:p>14,6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690" table:style-name="ce9">
            <text:p>10,690</text:p>
          </table:table-cell>
          <table:table-cell office:value-type="float" office:value="29888" table:style-name="ce11">
            <text:p>29,888</text:p>
          </table:table-cell>
          <table:table-cell office:value-type="float" office:value="15291" table:style-name="ce9">
            <text:p>15,291</text:p>
          </table:table-cell>
          <table:table-cell office:value-type="float" office:value="14597" table:style-name="ce9">
            <text:p>14,5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65" table:style-name="ce9">
            <text:p>5,765</text:p>
          </table:table-cell>
          <table:table-cell office:value-type="float" office:value="13625" table:style-name="ce11">
            <text:p>13,625</text:p>
          </table:table-cell>
          <table:table-cell office:value-type="float" office:value="6837" table:style-name="ce9">
            <text:p>6,837</text:p>
          </table:table-cell>
          <table:table-cell office:value-type="float" office:value="6788" table:style-name="ce9">
            <text:p>6,7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817" table:style-name="ce9">
            <text:p>6,817</text:p>
          </table:table-cell>
          <table:table-cell office:value-type="float" office:value="18773" table:style-name="ce11">
            <text:p>18,773</text:p>
          </table:table-cell>
          <table:table-cell office:value-type="float" office:value="9589" table:style-name="ce9">
            <text:p>9,589</text:p>
          </table:table-cell>
          <table:table-cell office:value-type="float" office:value="9184" table:style-name="ce9">
            <text:p>9,1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967" table:style-name="ce9">
            <text:p>12,967</text:p>
          </table:table-cell>
          <table:table-cell office:value-type="float" office:value="35361" table:style-name="ce11">
            <text:p>35,361</text:p>
          </table:table-cell>
          <table:table-cell office:value-type="float" office:value="18161" table:style-name="ce9">
            <text:p>18,161</text:p>
          </table:table-cell>
          <table:table-cell office:value-type="float" office:value="17200" table:style-name="ce9">
            <text:p>17,2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04" table:style-name="ce9">
            <text:p>13,704</text:p>
          </table:table-cell>
          <table:table-cell office:value-type="float" office:value="35514" table:style-name="ce11">
            <text:p>35,514</text:p>
          </table:table-cell>
          <table:table-cell office:value-type="float" office:value="18231" table:style-name="ce9">
            <text:p>18,231</text:p>
          </table:table-cell>
          <table:table-cell office:value-type="float" office:value="17283" table:style-name="ce9">
            <text:p>17,2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916" table:style-name="ce9">
            <text:p>14,916</text:p>
          </table:table-cell>
          <table:table-cell office:value-type="float" office:value="38276" table:style-name="ce11">
            <text:p>38,276</text:p>
          </table:table-cell>
          <table:table-cell office:value-type="float" office:value="20145" table:style-name="ce9">
            <text:p>20,145</text:p>
          </table:table-cell>
          <table:table-cell office:value-type="float" office:value="18131" table:style-name="ce9">
            <text:p>18,1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452" table:style-name="ce9">
            <text:p>5,452</text:p>
          </table:table-cell>
          <table:table-cell office:value-type="float" office:value="12261" table:style-name="ce11">
            <text:p>12,261</text:p>
          </table:table-cell>
          <table:table-cell office:value-type="float" office:value="6609" table:style-name="ce9">
            <text:p>6,609</text:p>
          </table:table-cell>
          <table:table-cell office:value-type="float" office:value="5652" table:style-name="ce9">
            <text:p>5,6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94" table:style-name="ce9">
            <text:p>2,294</text:p>
          </table:table-cell>
          <table:table-cell office:value-type="float" office:value="5812" table:style-name="ce11">
            <text:p>5,812</text:p>
          </table:table-cell>
          <table:table-cell office:value-type="float" office:value="3075" table:style-name="ce9">
            <text:p>3,075</text:p>
          </table:table-cell>
          <table:table-cell office:value-type="float" office:value="2737" table:style-name="ce9">
            <text:p>2,737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47" table:style-name="ce9">
            <text:p>4,747</text:p>
          </table:table-cell>
          <table:table-cell office:value-type="float" office:value="11394" table:style-name="ce11">
            <text:p>11,394</text:p>
          </table:table-cell>
          <table:table-cell office:value-type="float" office:value="6204" table:style-name="ce9">
            <text:p>6,204</text:p>
          </table:table-cell>
          <table:table-cell office:value-type="float" office:value="5190" table:style-name="ce9">
            <text:p>5,190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31" table:style-name="ce9">
            <text:p>5,131</text:p>
          </table:table-cell>
          <table:table-cell office:value-type="float" office:value="13886" table:style-name="ce11">
            <text:p>13,886</text:p>
          </table:table-cell>
          <table:table-cell office:value-type="float" office:value="7506" table:style-name="ce9">
            <text:p>7,506</text:p>
          </table:table-cell>
          <table:table-cell office:value-type="float" office:value="6380" table:style-name="ce9">
            <text:p>6,380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12" table:style-name="ce9">
            <text:p>612</text:p>
          </table:table-cell>
          <table:table-cell office:value-type="float" office:value="1879" table:style-name="ce11">
            <text:p>1,879</text:p>
          </table:table-cell>
          <table:table-cell office:value-type="float" office:value="943" table:style-name="ce9">
            <text:p>943</text:p>
          </table:table-cell>
          <table:table-cell office:value-type="float" office:value="936" table:style-name="ce9">
            <text:p>936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9" table:style-name="ce9">
            <text:p>1,369</text:p>
          </table:table-cell>
          <table:table-cell office:value-type="float" office:value="4192" table:style-name="ce11">
            <text:p>4,192</text:p>
          </table:table-cell>
          <table:table-cell office:value-type="float" office:value="2204" table:style-name="ce9">
            <text:p>2,204</text:p>
          </table:table-cell>
          <table:table-cell office:value-type="float" office:value="1988" table:style-name="ce9">
            <text:p>1,988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64" table:style-name="ce16">
            <text:p>864</text:p>
          </table:table-cell>
          <table:table-cell office:value-type="float" office:value="3140" table:style-name="ce18">
            <text:p>3,140</text:p>
          </table:table-cell>
          <table:table-cell office:value-type="float" office:value="1617" table:style-name="ce16">
            <text:p>1,617</text:p>
          </table:table-cell>
          <table:table-cell office:value-type="float" office:value="1523" table:style-name="ce16">
            <text:p>1,523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3265" table:style-name="ce71">
            <text:p>173,265</text:p>
          </table:table-cell>
          <table:table-cell office:value-type="float" office:value="452151" table:style-name="ce79">
            <text:p>452,151</text:p>
          </table:table-cell>
          <table:table-cell office:value-type="float" office:value="227771" table:style-name="ce79">
            <text:p>227,771</text:p>
          </table:table-cell>
          <table:table-cell office:value-type="float" office:value="224380" table:style-name="ce73">
            <text:p>224,3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7245" table:style-name="ce52">
            <text:p>37,245</text:p>
          </table:table-cell>
          <table:table-cell office:value-type="float" office:value="95300" table:style-name="ce11">
            <text:p>95,300</text:p>
          </table:table-cell>
          <table:table-cell office:value-type="float" office:value="46342" table:style-name="ce11">
            <text:p>46,342</text:p>
          </table:table-cell>
          <table:table-cell office:value-type="float" office:value="48958" table:style-name="ce10">
            <text:p>48,9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768" table:style-name="ce52">
            <text:p>26,768</text:p>
          </table:table-cell>
          <table:table-cell office:value-type="float" office:value="71245" table:style-name="ce11">
            <text:p>71,245</text:p>
          </table:table-cell>
          <table:table-cell office:value-type="float" office:value="33589" table:style-name="ce11">
            <text:p>33,589</text:p>
          </table:table-cell>
          <table:table-cell office:value-type="float" office:value="37656" table:style-name="ce10">
            <text:p>37,6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437" table:style-name="ce52">
            <text:p>14,437</text:p>
          </table:table-cell>
          <table:table-cell office:value-type="float" office:value="38629" table:style-name="ce11">
            <text:p>38,629</text:p>
          </table:table-cell>
          <table:table-cell office:value-type="float" office:value="19670" table:style-name="ce11">
            <text:p>19,670</text:p>
          </table:table-cell>
          <table:table-cell office:value-type="float" office:value="18959" table:style-name="ce10">
            <text:p>18,9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474" table:style-name="ce52">
            <text:p>10,474</text:p>
          </table:table-cell>
          <table:table-cell office:value-type="float" office:value="28706" table:style-name="ce11">
            <text:p>28,706</text:p>
          </table:table-cell>
          <table:table-cell office:value-type="float" office:value="14765" table:style-name="ce11">
            <text:p>14,765</text:p>
          </table:table-cell>
          <table:table-cell office:value-type="float" office:value="13941" table:style-name="ce10">
            <text:p>13,9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443" table:style-name="ce52">
            <text:p>14,443</text:p>
          </table:table-cell>
          <table:table-cell office:value-type="float" office:value="35128" table:style-name="ce11">
            <text:p>35,128</text:p>
          </table:table-cell>
          <table:table-cell office:value-type="float" office:value="18194" table:style-name="ce11">
            <text:p>18,194</text:p>
          </table:table-cell>
          <table:table-cell office:value-type="float" office:value="16934" table:style-name="ce10">
            <text:p>16,9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218" table:style-name="ce52">
            <text:p>9,218</text:p>
          </table:table-cell>
          <table:table-cell office:value-type="float" office:value="24419" table:style-name="ce11">
            <text:p>24,419</text:p>
          </table:table-cell>
          <table:table-cell office:value-type="float" office:value="12791" table:style-name="ce11">
            <text:p>12,791</text:p>
          </table:table-cell>
          <table:table-cell office:value-type="float" office:value="11628" table:style-name="ce10">
            <text:p>11,6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2057" table:style-name="ce52">
            <text:p>12,057</text:p>
          </table:table-cell>
          <table:table-cell office:value-type="float" office:value="32177" table:style-name="ce11">
            <text:p>32,177</text:p>
          </table:table-cell>
          <table:table-cell office:value-type="float" office:value="16978" table:style-name="ce11">
            <text:p>16,978</text:p>
          </table:table-cell>
          <table:table-cell office:value-type="float" office:value="15199" table:style-name="ce10">
            <text:p>15,1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910" table:style-name="ce52">
            <text:p>19,910</text:p>
          </table:table-cell>
          <table:table-cell office:value-type="float" office:value="52954" table:style-name="ce11">
            <text:p>52,954</text:p>
          </table:table-cell>
          <table:table-cell office:value-type="float" office:value="27005" table:style-name="ce11">
            <text:p>27,005</text:p>
          </table:table-cell>
          <table:table-cell office:value-type="float" office:value="25949" table:style-name="ce10">
            <text:p>25,9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793" table:style-name="ce52">
            <text:p>15,793</text:p>
          </table:table-cell>
          <table:table-cell office:value-type="float" office:value="40331" table:style-name="ce11">
            <text:p>40,331</text:p>
          </table:table-cell>
          <table:table-cell office:value-type="float" office:value="20661" table:style-name="ce11">
            <text:p>20,661</text:p>
          </table:table-cell>
          <table:table-cell office:value-type="float" office:value="19670" table:style-name="ce10">
            <text:p>19,6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912" table:style-name="ce52">
            <text:p>8,912</text:p>
          </table:table-cell>
          <table:table-cell office:value-type="float" office:value="21221" table:style-name="ce11">
            <text:p>21,221</text:p>
          </table:table-cell>
          <table:table-cell office:value-type="float" office:value="11416" table:style-name="ce11">
            <text:p>11,416</text:p>
          </table:table-cell>
          <table:table-cell office:value-type="float" office:value="9805" table:style-name="ce10">
            <text:p>9,8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75" table:style-name="ce52">
            <text:p>1,975</text:p>
          </table:table-cell>
          <table:table-cell office:value-type="float" office:value="6075" table:style-name="ce11">
            <text:p>6,075</text:p>
          </table:table-cell>
          <table:table-cell office:value-type="float" office:value="3278" table:style-name="ce11">
            <text:p>3,278</text:p>
          </table:table-cell>
          <table:table-cell office:value-type="float" office:value="2797" table:style-name="ce10">
            <text:p>2,79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2033" table:style-name="ce53">
            <text:p>2,033</text:p>
          </table:table-cell>
          <table:table-cell office:value-type="float" office:value="5966" table:style-name="ce18">
            <text:p>5,966</text:p>
          </table:table-cell>
          <table:table-cell office:value-type="float" office:value="3082" table:style-name="ce18">
            <text:p>3,082</text:p>
          </table:table-cell>
          <table:table-cell office:value-type="float" office:value="2884" table:style-name="ce17">
            <text:p>2,884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10年06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07824" table:style-name="ce71">
            <text:p>207,824</text:p>
          </table:table-cell>
          <table:table-cell office:value-type="float" office:value="573243" table:style-name="ce79">
            <text:p>573,243</text:p>
          </table:table-cell>
          <table:table-cell office:value-type="float" office:value="292538" table:style-name="ce79">
            <text:p>292,538</text:p>
          </table:table-cell>
          <table:table-cell office:value-type="float" office:value="280705" table:style-name="ce73">
            <text:p>280,70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5747" table:style-name="ce52">
            <text:p>75,747</text:p>
          </table:table-cell>
          <table:table-cell office:value-type="float" office:value="203603" table:style-name="ce11">
            <text:p>203,603</text:p>
          </table:table-cell>
          <table:table-cell office:value-type="float" office:value="101283" table:style-name="ce11">
            <text:p>101,283</text:p>
          </table:table-cell>
          <table:table-cell office:value-type="float" office:value="102320" table:style-name="ce10">
            <text:p>102,32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52" table:style-name="ce52">
            <text:p>9,352</text:p>
          </table:table-cell>
          <table:table-cell office:value-type="float" office:value="27580" table:style-name="ce49">
            <text:p>27,580</text:p>
          </table:table-cell>
          <table:table-cell office:value-type="float" office:value="14825" table:style-name="ce11">
            <text:p>14,825</text:p>
          </table:table-cell>
          <table:table-cell office:value-type="float" office:value="12755" table:style-name="ce10">
            <text:p>12,75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1443" table:style-name="ce52">
            <text:p>11,443</text:p>
          </table:table-cell>
          <table:table-cell office:value-type="float" office:value="33009" table:style-name="ce49">
            <text:p>33,009</text:p>
          </table:table-cell>
          <table:table-cell office:value-type="float" office:value="17586" table:style-name="ce11">
            <text:p>17,586</text:p>
          </table:table-cell>
          <table:table-cell office:value-type="float" office:value="15423" table:style-name="ce10">
            <text:p>15,42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5499" table:style-name="ce52">
            <text:p>35,499</text:p>
          </table:table-cell>
          <table:table-cell office:value-type="float" office:value="96894" table:style-name="ce49">
            <text:p>96,894</text:p>
          </table:table-cell>
          <table:table-cell office:value-type="float" office:value="48809" table:style-name="ce11">
            <text:p>48,809</text:p>
          </table:table-cell>
          <table:table-cell office:value-type="float" office:value="48085" table:style-name="ce10">
            <text:p>48,08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9000" table:style-name="ce52">
            <text:p>29,000</text:p>
          </table:table-cell>
          <table:table-cell office:value-type="float" office:value="79356" table:style-name="ce49">
            <text:p>79,356</text:p>
          </table:table-cell>
          <table:table-cell office:value-type="float" office:value="40133" table:style-name="ce11">
            <text:p>40,133</text:p>
          </table:table-cell>
          <table:table-cell office:value-type="float" office:value="39223" table:style-name="ce10">
            <text:p>39,22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390" table:style-name="ce52">
            <text:p>4,390</text:p>
          </table:table-cell>
          <table:table-cell office:value-type="float" office:value="12445" table:style-name="ce49">
            <text:p>12,445</text:p>
          </table:table-cell>
          <table:table-cell office:value-type="float" office:value="6753" table:style-name="ce11">
            <text:p>6,753</text:p>
          </table:table-cell>
          <table:table-cell office:value-type="float" office:value="5692" table:style-name="ce10">
            <text:p>5,69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9565" table:style-name="ce52">
            <text:p>19,565</text:p>
          </table:table-cell>
          <table:table-cell office:value-type="float" office:value="57668" table:style-name="ce49">
            <text:p>57,668</text:p>
          </table:table-cell>
          <table:table-cell office:value-type="float" office:value="29542" table:style-name="ce11">
            <text:p>29,542</text:p>
          </table:table-cell>
          <table:table-cell office:value-type="float" office:value="28126" table:style-name="ce10">
            <text:p>28,12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6924" table:style-name="ce52">
            <text:p>6,924</text:p>
          </table:table-cell>
          <table:table-cell office:value-type="float" office:value="19872" table:style-name="ce49">
            <text:p>19,872</text:p>
          </table:table-cell>
          <table:table-cell office:value-type="float" office:value="10502" table:style-name="ce11">
            <text:p>10,502</text:p>
          </table:table-cell>
          <table:table-cell office:value-type="float" office:value="9370" table:style-name="ce10">
            <text:p>9,37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998" table:style-name="ce52">
            <text:p>5,998</text:p>
          </table:table-cell>
          <table:table-cell office:value-type="float" office:value="14555" table:style-name="ce49">
            <text:p>14,555</text:p>
          </table:table-cell>
          <table:table-cell office:value-type="float" office:value="7917" table:style-name="ce11">
            <text:p>7,917</text:p>
          </table:table-cell>
          <table:table-cell office:value-type="float" office:value="6638" table:style-name="ce10">
            <text:p>6,63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22" table:style-name="ce52">
            <text:p>3,122</text:p>
          </table:table-cell>
          <table:table-cell office:value-type="float" office:value="8905" table:style-name="ce49">
            <text:p>8,905</text:p>
          </table:table-cell>
          <table:table-cell office:value-type="float" office:value="4859" table:style-name="ce11">
            <text:p>4,859</text:p>
          </table:table-cell>
          <table:table-cell office:value-type="float" office:value="4046" table:style-name="ce10">
            <text:p>4,04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87" table:style-name="ce52">
            <text:p>2,087</text:p>
          </table:table-cell>
          <table:table-cell office:value-type="float" office:value="5343" table:style-name="ce49">
            <text:p>5,343</text:p>
          </table:table-cell>
          <table:table-cell office:value-type="float" office:value="2947" table:style-name="ce11">
            <text:p>2,947</text:p>
          </table:table-cell>
          <table:table-cell office:value-type="float" office:value="2396" table:style-name="ce10">
            <text:p>2,396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28" table:style-name="ce52">
            <text:p>2,928</text:p>
          </table:table-cell>
          <table:table-cell office:value-type="float" office:value="9565" table:style-name="ce49">
            <text:p>9,565</text:p>
          </table:table-cell>
          <table:table-cell office:value-type="float" office:value="4978" table:style-name="ce11">
            <text:p>4,978</text:p>
          </table:table-cell>
          <table:table-cell office:value-type="float" office:value="4587" table:style-name="ce10">
            <text:p>4,587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69" table:style-name="ce53">
            <text:p>1,769</text:p>
          </table:table-cell>
          <table:table-cell office:value-type="float" office:value="4448" table:style-name="ce51">
            <text:p>4,448</text:p>
          </table:table-cell>
          <table:table-cell office:value-type="float" office:value="2404" table:style-name="ce18">
            <text:p>2,404</text:p>
          </table:table-cell>
          <table:table-cell office:value-type="float" office:value="2044" table:style-name="ce17">
            <text:p>2,044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4320" table:style-name="ce71">
            <text:p>194,320</text:p>
          </table:table-cell>
          <table:table-cell office:value-type="float" office:value="540587" table:style-name="ce79">
            <text:p>540,587</text:p>
          </table:table-cell>
          <table:table-cell office:value-type="float" office:value="278629" table:style-name="ce79">
            <text:p>278,629</text:p>
          </table:table-cell>
          <table:table-cell office:value-type="float" office:value="261958" table:style-name="ce73">
            <text:p>261,9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2350" table:style-name="ce52">
            <text:p>32,350</text:p>
          </table:table-cell>
          <table:table-cell office:value-type="float" office:value="87395" table:style-name="ce11">
            <text:p>87,395</text:p>
          </table:table-cell>
          <table:table-cell office:value-type="float" office:value="43528" table:style-name="ce11">
            <text:p>43,528</text:p>
          </table:table-cell>
          <table:table-cell office:value-type="float" office:value="43867" table:style-name="ce10">
            <text:p>43,867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7585" table:style-name="ce52">
            <text:p>37,585</text:p>
          </table:table-cell>
          <table:table-cell office:value-type="float" office:value="104797" table:style-name="ce11">
            <text:p>104,797</text:p>
          </table:table-cell>
          <table:table-cell office:value-type="float" office:value="52787" table:style-name="ce11">
            <text:p>52,787</text:p>
          </table:table-cell>
          <table:table-cell office:value-type="float" office:value="52010" table:style-name="ce10">
            <text:p>52,010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5086" table:style-name="ce52">
            <text:p>15,086</text:p>
          </table:table-cell>
          <table:table-cell office:value-type="float" office:value="44445" table:style-name="ce11">
            <text:p>44,445</text:p>
          </table:table-cell>
          <table:table-cell office:value-type="float" office:value="23184" table:style-name="ce11">
            <text:p>23,184</text:p>
          </table:table-cell>
          <table:table-cell office:value-type="float" office:value="21261" table:style-name="ce10">
            <text:p>21,2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69" table:style-name="ce52">
            <text:p>11,569</text:p>
          </table:table-cell>
          <table:table-cell office:value-type="float" office:value="32746" table:style-name="ce11">
            <text:p>32,746</text:p>
          </table:table-cell>
          <table:table-cell office:value-type="float" office:value="17317" table:style-name="ce11">
            <text:p>17,317</text:p>
          </table:table-cell>
          <table:table-cell office:value-type="float" office:value="15429" table:style-name="ce10">
            <text:p>15,4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1516" table:style-name="ce52">
            <text:p>31,516</text:p>
          </table:table-cell>
          <table:table-cell office:value-type="float" office:value="87311" table:style-name="ce11">
            <text:p>87,311</text:p>
          </table:table-cell>
          <table:table-cell office:value-type="float" office:value="44046" table:style-name="ce11">
            <text:p>44,046</text:p>
          </table:table-cell>
          <table:table-cell office:value-type="float" office:value="43265" table:style-name="ce10">
            <text:p>43,2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117" table:style-name="ce52">
            <text:p>12,117</text:p>
          </table:table-cell>
          <table:table-cell office:value-type="float" office:value="34973" table:style-name="ce11">
            <text:p>34,973</text:p>
          </table:table-cell>
          <table:table-cell office:value-type="float" office:value="18507" table:style-name="ce11">
            <text:p>18,507</text:p>
          </table:table-cell>
          <table:table-cell office:value-type="float" office:value="16466" table:style-name="ce10">
            <text:p>16,4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901" table:style-name="ce52">
            <text:p>5,901</text:p>
          </table:table-cell>
          <table:table-cell office:value-type="float" office:value="16026" table:style-name="ce11">
            <text:p>16,026</text:p>
          </table:table-cell>
          <table:table-cell office:value-type="float" office:value="8392" table:style-name="ce11">
            <text:p>8,392</text:p>
          </table:table-cell>
          <table:table-cell office:value-type="float" office:value="7634" table:style-name="ce10">
            <text:p>7,6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263" table:style-name="ce52">
            <text:p>5,263</text:p>
          </table:table-cell>
          <table:table-cell office:value-type="float" office:value="13725" table:style-name="ce11">
            <text:p>13,725</text:p>
          </table:table-cell>
          <table:table-cell office:value-type="float" office:value="7326" table:style-name="ce11">
            <text:p>7,326</text:p>
          </table:table-cell>
          <table:table-cell office:value-type="float" office:value="6399" table:style-name="ce10">
            <text:p>6,3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847" table:style-name="ce52">
            <text:p>10,847</text:p>
          </table:table-cell>
          <table:table-cell office:value-type="float" office:value="32167" table:style-name="ce11">
            <text:p>32,167</text:p>
          </table:table-cell>
          <table:table-cell office:value-type="float" office:value="16753" table:style-name="ce11">
            <text:p>16,753</text:p>
          </table:table-cell>
          <table:table-cell office:value-type="float" office:value="15414" table:style-name="ce10">
            <text:p>15,4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07" table:style-name="ce52">
            <text:p>6,107</text:p>
          </table:table-cell>
          <table:table-cell office:value-type="float" office:value="17065" table:style-name="ce11">
            <text:p>17,065</text:p>
          </table:table-cell>
          <table:table-cell office:value-type="float" office:value="9057" table:style-name="ce11">
            <text:p>9,057</text:p>
          </table:table-cell>
          <table:table-cell office:value-type="float" office:value="8008" table:style-name="ce10">
            <text:p>8,0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00" table:style-name="ce52">
            <text:p>3,900</text:p>
          </table:table-cell>
          <table:table-cell office:value-type="float" office:value="9452" table:style-name="ce11">
            <text:p>9,452</text:p>
          </table:table-cell>
          <table:table-cell office:value-type="float" office:value="5210" table:style-name="ce11">
            <text:p>5,210</text:p>
          </table:table-cell>
          <table:table-cell office:value-type="float" office:value="4242" table:style-name="ce10">
            <text:p>4,2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15" table:style-name="ce52">
            <text:p>3,615</text:p>
          </table:table-cell>
          <table:table-cell office:value-type="float" office:value="10142" table:style-name="ce11">
            <text:p>10,142</text:p>
          </table:table-cell>
          <table:table-cell office:value-type="float" office:value="5377" table:style-name="ce11">
            <text:p>5,377</text:p>
          </table:table-cell>
          <table:table-cell office:value-type="float" office:value="4765" table:style-name="ce10">
            <text:p>4,7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643" table:style-name="ce52">
            <text:p>5,643</text:p>
          </table:table-cell>
          <table:table-cell office:value-type="float" office:value="15511" table:style-name="ce11">
            <text:p>15,511</text:p>
          </table:table-cell>
          <table:table-cell office:value-type="float" office:value="8217" table:style-name="ce11">
            <text:p>8,217</text:p>
          </table:table-cell>
          <table:table-cell office:value-type="float" office:value="7294" table:style-name="ce10">
            <text:p>7,2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29" table:style-name="ce52">
            <text:p>2,629</text:p>
          </table:table-cell>
          <table:table-cell office:value-type="float" office:value="6650" table:style-name="ce11">
            <text:p>6,650</text:p>
          </table:table-cell>
          <table:table-cell office:value-type="float" office:value="3732" table:style-name="ce11">
            <text:p>3,732</text:p>
          </table:table-cell>
          <table:table-cell office:value-type="float" office:value="2918" table:style-name="ce10">
            <text:p>2,9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41" table:style-name="ce52">
            <text:p>4,141</text:p>
          </table:table-cell>
          <table:table-cell office:value-type="float" office:value="12104" table:style-name="ce11">
            <text:p>12,104</text:p>
          </table:table-cell>
          <table:table-cell office:value-type="float" office:value="6421" table:style-name="ce11">
            <text:p>6,421</text:p>
          </table:table-cell>
          <table:table-cell office:value-type="float" office:value="5683" table:style-name="ce10">
            <text:p>5,6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32" table:style-name="ce52">
            <text:p>2,332</text:p>
          </table:table-cell>
          <table:table-cell office:value-type="float" office:value="6279" table:style-name="ce11">
            <text:p>6,279</text:p>
          </table:table-cell>
          <table:table-cell office:value-type="float" office:value="3417" table:style-name="ce11">
            <text:p>3,417</text:p>
          </table:table-cell>
          <table:table-cell office:value-type="float" office:value="2862" table:style-name="ce10">
            <text:p>2,8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20" table:style-name="ce52">
            <text:p>1,720</text:p>
          </table:table-cell>
          <table:table-cell office:value-type="float" office:value="4101" table:style-name="ce11">
            <text:p>4,101</text:p>
          </table:table-cell>
          <table:table-cell office:value-type="float" office:value="2288" table:style-name="ce11">
            <text:p>2,288</text:p>
          </table:table-cell>
          <table:table-cell office:value-type="float" office:value="1813" table:style-name="ce10">
            <text:p>1,81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99" table:style-name="ce53">
            <text:p>1,999</text:p>
          </table:table-cell>
          <table:table-cell office:value-type="float" office:value="5698" table:style-name="ce18">
            <text:p>5,698</text:p>
          </table:table-cell>
          <table:table-cell office:value-type="float" office:value="3070" table:style-name="ce18">
            <text:p>3,070</text:p>
          </table:table-cell>
          <table:table-cell office:value-type="float" office:value="2628" table:style-name="ce17">
            <text:p>2,628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7597" table:style-name="ce71">
            <text:p>397,597</text:p>
          </table:table-cell>
          <table:table-cell office:value-type="float" office:value="1261272" table:style-name="ce79">
            <text:p>1,261,272</text:p>
          </table:table-cell>
          <table:table-cell office:value-type="float" office:value="640937" table:style-name="ce79">
            <text:p>640,937</text:p>
          </table:table-cell>
          <table:table-cell office:value-type="float" office:value="620335" table:style-name="ce73">
            <text:p>620,33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8191" table:style-name="ce52">
            <text:p>78,191</text:p>
          </table:table-cell>
          <table:table-cell office:value-type="float" office:value="230016" table:style-name="ce11">
            <text:p>230,016</text:p>
          </table:table-cell>
          <table:table-cell office:value-type="float" office:value="113136" table:style-name="ce11">
            <text:p>113,136</text:p>
          </table:table-cell>
          <table:table-cell office:value-type="float" office:value="116880" table:style-name="ce10">
            <text:p>116,88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1104" table:style-name="ce52">
            <text:p>41,104</text:p>
          </table:table-cell>
          <table:table-cell office:value-type="float" office:value="123570" table:style-name="ce11">
            <text:p>123,570</text:p>
          </table:table-cell>
          <table:table-cell office:value-type="float" office:value="61158" table:style-name="ce11">
            <text:p>61,158</text:p>
          </table:table-cell>
          <table:table-cell office:value-type="float" office:value="62412" table:style-name="ce10">
            <text:p>62,412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342" table:style-name="ce52">
            <text:p>25,342</text:p>
          </table:table-cell>
          <table:table-cell office:value-type="float" office:value="86196" table:style-name="ce11">
            <text:p>86,196</text:p>
          </table:table-cell>
          <table:table-cell office:value-type="float" office:value="43738" table:style-name="ce11">
            <text:p>43,738</text:p>
          </table:table-cell>
          <table:table-cell office:value-type="float" office:value="42458" table:style-name="ce10">
            <text:p>42,45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546" table:style-name="ce52">
            <text:p>27,546</text:p>
          </table:table-cell>
          <table:table-cell office:value-type="float" office:value="89842" table:style-name="ce11">
            <text:p>89,842</text:p>
          </table:table-cell>
          <table:table-cell office:value-type="float" office:value="45698" table:style-name="ce11">
            <text:p>45,698</text:p>
          </table:table-cell>
          <table:table-cell office:value-type="float" office:value="44144" table:style-name="ce10">
            <text:p>44,14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1150" table:style-name="ce52">
            <text:p>11,150</text:p>
          </table:table-cell>
          <table:table-cell office:value-type="float" office:value="33363" table:style-name="ce11">
            <text:p>33,363</text:p>
          </table:table-cell>
          <table:table-cell office:value-type="float" office:value="16759" table:style-name="ce11">
            <text:p>16,759</text:p>
          </table:table-cell>
          <table:table-cell office:value-type="float" office:value="16604" table:style-name="ce10">
            <text:p>16,60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727" table:style-name="ce52">
            <text:p>16,727</text:p>
          </table:table-cell>
          <table:table-cell office:value-type="float" office:value="54591" table:style-name="ce11">
            <text:p>54,591</text:p>
          </table:table-cell>
          <table:table-cell office:value-type="float" office:value="27629" table:style-name="ce11">
            <text:p>27,629</text:p>
          </table:table-cell>
          <table:table-cell office:value-type="float" office:value="26962" table:style-name="ce10">
            <text:p>26,96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399" table:style-name="ce52">
            <text:p>13,399</text:p>
          </table:table-cell>
          <table:table-cell office:value-type="float" office:value="40438" table:style-name="ce11">
            <text:p>40,438</text:p>
          </table:table-cell>
          <table:table-cell office:value-type="float" office:value="20747" table:style-name="ce11">
            <text:p>20,747</text:p>
          </table:table-cell>
          <table:table-cell office:value-type="float" office:value="19691" table:style-name="ce10">
            <text:p>19,69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299" table:style-name="ce52">
            <text:p>15,299</text:p>
          </table:table-cell>
          <table:table-cell office:value-type="float" office:value="49380" table:style-name="ce11">
            <text:p>49,380</text:p>
          </table:table-cell>
          <table:table-cell office:value-type="float" office:value="25292" table:style-name="ce11">
            <text:p>25,292</text:p>
          </table:table-cell>
          <table:table-cell office:value-type="float" office:value="24088" table:style-name="ce10">
            <text:p>24,08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544" table:style-name="ce52">
            <text:p>4,544</text:p>
          </table:table-cell>
          <table:table-cell office:value-type="float" office:value="16579" table:style-name="ce11">
            <text:p>16,579</text:p>
          </table:table-cell>
          <table:table-cell office:value-type="float" office:value="8545" table:style-name="ce11">
            <text:p>8,545</text:p>
          </table:table-cell>
          <table:table-cell office:value-type="float" office:value="8034" table:style-name="ce10">
            <text:p>8,03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616" table:style-name="ce52">
            <text:p>10,616</text:p>
          </table:table-cell>
          <table:table-cell office:value-type="float" office:value="37798" table:style-name="ce11">
            <text:p>37,798</text:p>
          </table:table-cell>
          <table:table-cell office:value-type="float" office:value="19095" table:style-name="ce11">
            <text:p>19,095</text:p>
          </table:table-cell>
          <table:table-cell office:value-type="float" office:value="18703" table:style-name="ce10">
            <text:p>18,70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254" table:style-name="ce52">
            <text:p>13,254</text:p>
          </table:table-cell>
          <table:table-cell office:value-type="float" office:value="46136" table:style-name="ce11">
            <text:p>46,136</text:p>
          </table:table-cell>
          <table:table-cell office:value-type="float" office:value="24038" table:style-name="ce11">
            <text:p>24,038</text:p>
          </table:table-cell>
          <table:table-cell office:value-type="float" office:value="22098" table:style-name="ce10">
            <text:p>22,09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1174" table:style-name="ce52">
            <text:p>11,174</text:p>
          </table:table-cell>
          <table:table-cell office:value-type="float" office:value="38836" table:style-name="ce11">
            <text:p>38,836</text:p>
          </table:table-cell>
          <table:table-cell office:value-type="float" office:value="20009" table:style-name="ce11">
            <text:p>20,009</text:p>
          </table:table-cell>
          <table:table-cell office:value-type="float" office:value="18827" table:style-name="ce10">
            <text:p>18,82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475" table:style-name="ce52">
            <text:p>14,475</text:p>
          </table:table-cell>
          <table:table-cell office:value-type="float" office:value="45068" table:style-name="ce11">
            <text:p>45,068</text:p>
          </table:table-cell>
          <table:table-cell office:value-type="float" office:value="23103" table:style-name="ce11">
            <text:p>23,103</text:p>
          </table:table-cell>
          <table:table-cell office:value-type="float" office:value="21965" table:style-name="ce10">
            <text:p>21,9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25" table:style-name="ce52">
            <text:p>6,825</text:p>
          </table:table-cell>
          <table:table-cell office:value-type="float" office:value="22947" table:style-name="ce11">
            <text:p>22,947</text:p>
          </table:table-cell>
          <table:table-cell office:value-type="float" office:value="12096" table:style-name="ce11">
            <text:p>12,096</text:p>
          </table:table-cell>
          <table:table-cell office:value-type="float" office:value="10851" table:style-name="ce10">
            <text:p>10,8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776" table:style-name="ce52">
            <text:p>11,776</text:p>
          </table:table-cell>
          <table:table-cell office:value-type="float" office:value="39027" table:style-name="ce11">
            <text:p>39,027</text:p>
          </table:table-cell>
          <table:table-cell office:value-type="float" office:value="19914" table:style-name="ce11">
            <text:p>19,914</text:p>
          </table:table-cell>
          <table:table-cell office:value-type="float" office:value="19113" table:style-name="ce10">
            <text:p>19,1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335" table:style-name="ce52">
            <text:p>9,335</text:p>
          </table:table-cell>
          <table:table-cell office:value-type="float" office:value="31814" table:style-name="ce11">
            <text:p>31,814</text:p>
          </table:table-cell>
          <table:table-cell office:value-type="float" office:value="16688" table:style-name="ce11">
            <text:p>16,688</text:p>
          </table:table-cell>
          <table:table-cell office:value-type="float" office:value="15126" table:style-name="ce10">
            <text:p>15,1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956" table:style-name="ce52">
            <text:p>10,956</text:p>
          </table:table-cell>
          <table:table-cell office:value-type="float" office:value="34226" table:style-name="ce11">
            <text:p>34,226</text:p>
          </table:table-cell>
          <table:table-cell office:value-type="float" office:value="17557" table:style-name="ce11">
            <text:p>17,557</text:p>
          </table:table-cell>
          <table:table-cell office:value-type="float" office:value="16669" table:style-name="ce10">
            <text:p>16,6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1113" table:style-name="ce52">
            <text:p>11,113</text:p>
          </table:table-cell>
          <table:table-cell office:value-type="float" office:value="36098" table:style-name="ce11">
            <text:p>36,098</text:p>
          </table:table-cell>
          <table:table-cell office:value-type="float" office:value="18677" table:style-name="ce11">
            <text:p>18,677</text:p>
          </table:table-cell>
          <table:table-cell office:value-type="float" office:value="17421" table:style-name="ce10">
            <text:p>17,4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195" table:style-name="ce52">
            <text:p>13,195</text:p>
          </table:table-cell>
          <table:table-cell office:value-type="float" office:value="42288" table:style-name="ce11">
            <text:p>42,288</text:p>
          </table:table-cell>
          <table:table-cell office:value-type="float" office:value="21709" table:style-name="ce11">
            <text:p>21,709</text:p>
          </table:table-cell>
          <table:table-cell office:value-type="float" office:value="20579" table:style-name="ce10">
            <text:p>20,5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99" table:style-name="ce52">
            <text:p>5,299</text:p>
          </table:table-cell>
          <table:table-cell office:value-type="float" office:value="14510" table:style-name="ce11">
            <text:p>14,510</text:p>
          </table:table-cell>
          <table:table-cell office:value-type="float" office:value="7653" table:style-name="ce11">
            <text:p>7,653</text:p>
          </table:table-cell>
          <table:table-cell office:value-type="float" office:value="6857" table:style-name="ce10">
            <text:p>6,8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169" table:style-name="ce52">
            <text:p>8,169</text:p>
          </table:table-cell>
          <table:table-cell office:value-type="float" office:value="26619" table:style-name="ce11">
            <text:p>26,619</text:p>
          </table:table-cell>
          <table:table-cell office:value-type="float" office:value="13747" table:style-name="ce11">
            <text:p>13,747</text:p>
          </table:table-cell>
          <table:table-cell office:value-type="float" office:value="12872" table:style-name="ce10">
            <text:p>12,8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84" table:style-name="ce52">
            <text:p>9,184</text:p>
          </table:table-cell>
          <table:table-cell office:value-type="float" office:value="29904" table:style-name="ce11">
            <text:p>29,904</text:p>
          </table:table-cell>
          <table:table-cell office:value-type="float" office:value="15418" table:style-name="ce11">
            <text:p>15,418</text:p>
          </table:table-cell>
          <table:table-cell office:value-type="float" office:value="14486" table:style-name="ce10">
            <text:p>14,4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24" table:style-name="ce52">
            <text:p>10,124</text:p>
          </table:table-cell>
          <table:table-cell office:value-type="float" office:value="32413" table:style-name="ce11">
            <text:p>32,413</text:p>
          </table:table-cell>
          <table:table-cell office:value-type="float" office:value="17107" table:style-name="ce11">
            <text:p>17,107</text:p>
          </table:table-cell>
          <table:table-cell office:value-type="float" office:value="15306" table:style-name="ce10">
            <text:p>15,3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171" table:style-name="ce52">
            <text:p>5,171</text:p>
          </table:table-cell>
          <table:table-cell office:value-type="float" office:value="15940" table:style-name="ce11">
            <text:p>15,940</text:p>
          </table:table-cell>
          <table:table-cell office:value-type="float" office:value="8608" table:style-name="ce11">
            <text:p>8,608</text:p>
          </table:table-cell>
          <table:table-cell office:value-type="float" office:value="7332" table:style-name="ce10">
            <text:p>7,3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85" table:style-name="ce52">
            <text:p>4,585</text:p>
          </table:table-cell>
          <table:table-cell office:value-type="float" office:value="14688" table:style-name="ce11">
            <text:p>14,688</text:p>
          </table:table-cell>
          <table:table-cell office:value-type="float" office:value="7693" table:style-name="ce11">
            <text:p>7,693</text:p>
          </table:table-cell>
          <table:table-cell office:value-type="float" office:value="6995" table:style-name="ce10">
            <text:p>6,99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044" table:style-name="ce53">
            <text:p>9,044</text:p>
          </table:table-cell>
          <table:table-cell office:value-type="float" office:value="28985" table:style-name="ce18">
            <text:p>28,985</text:p>
          </table:table-cell>
          <table:table-cell office:value-type="float" office:value="15123" table:style-name="ce18">
            <text:p>15,123</text:p>
          </table:table-cell>
          <table:table-cell office:value-type="float" office:value="13862" table:style-name="ce17">
            <text:p>13,862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671" table:style-name="ce71">
            <text:p>179,671</text:p>
          </table:table-cell>
          <table:table-cell office:value-type="float" office:value="488337" table:style-name="ce79">
            <text:p>488,337</text:p>
          </table:table-cell>
          <table:table-cell office:value-type="float" office:value="249519" table:style-name="ce79">
            <text:p>249,519</text:p>
          </table:table-cell>
          <table:table-cell office:value-type="float" office:value="238818" table:style-name="ce73">
            <text:p>238,8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559" table:style-name="ce52">
            <text:p>35,559</text:p>
          </table:table-cell>
          <table:table-cell office:value-type="float" office:value="98818" table:style-name="ce11">
            <text:p>98,818</text:p>
          </table:table-cell>
          <table:table-cell office:value-type="float" office:value="49364" table:style-name="ce11">
            <text:p>49,364</text:p>
          </table:table-cell>
          <table:table-cell office:value-type="float" office:value="49454" table:style-name="ce10">
            <text:p>49,4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98" table:style-name="ce52">
            <text:p>29,098</text:p>
          </table:table-cell>
          <table:table-cell office:value-type="float" office:value="78802" table:style-name="ce11">
            <text:p>78,802</text:p>
          </table:table-cell>
          <table:table-cell office:value-type="float" office:value="39098" table:style-name="ce11">
            <text:p>39,098</text:p>
          </table:table-cell>
          <table:table-cell office:value-type="float" office:value="39704" table:style-name="ce10">
            <text:p>39,7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4171" table:style-name="ce52">
            <text:p>34,171</text:p>
          </table:table-cell>
          <table:table-cell office:value-type="float" office:value="97361" table:style-name="ce11">
            <text:p>97,361</text:p>
          </table:table-cell>
          <table:table-cell office:value-type="float" office:value="49009" table:style-name="ce11">
            <text:p>49,009</text:p>
          </table:table-cell>
          <table:table-cell office:value-type="float" office:value="48352" table:style-name="ce10">
            <text:p>48,3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309" table:style-name="ce52">
            <text:p>20,309</text:p>
          </table:table-cell>
          <table:table-cell office:value-type="float" office:value="53131" table:style-name="ce11">
            <text:p>53,131</text:p>
          </table:table-cell>
          <table:table-cell office:value-type="float" office:value="27125" table:style-name="ce11">
            <text:p>27,125</text:p>
          </table:table-cell>
          <table:table-cell office:value-type="float" office:value="26006" table:style-name="ce10">
            <text:p>26,0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54" table:style-name="ce52">
            <text:p>4,254</text:p>
          </table:table-cell>
          <table:table-cell office:value-type="float" office:value="10360" table:style-name="ce11">
            <text:p>10,360</text:p>
          </table:table-cell>
          <table:table-cell office:value-type="float" office:value="5425" table:style-name="ce11">
            <text:p>5,425</text:p>
          </table:table-cell>
          <table:table-cell office:value-type="float" office:value="4935" table:style-name="ce10">
            <text:p>4,9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59" table:style-name="ce52">
            <text:p>12,659</text:p>
          </table:table-cell>
          <table:table-cell office:value-type="float" office:value="37273" table:style-name="ce11">
            <text:p>37,273</text:p>
          </table:table-cell>
          <table:table-cell office:value-type="float" office:value="19627" table:style-name="ce11">
            <text:p>19,627</text:p>
          </table:table-cell>
          <table:table-cell office:value-type="float" office:value="17646" table:style-name="ce10">
            <text:p>17,6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963" table:style-name="ce52">
            <text:p>7,963</text:p>
          </table:table-cell>
          <table:table-cell office:value-type="float" office:value="17029" table:style-name="ce11">
            <text:p>17,029</text:p>
          </table:table-cell>
          <table:table-cell office:value-type="float" office:value="9097" table:style-name="ce11">
            <text:p>9,097</text:p>
          </table:table-cell>
          <table:table-cell office:value-type="float" office:value="7932" table:style-name="ce10">
            <text:p>7,9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71" table:style-name="ce52">
            <text:p>5,571</text:p>
          </table:table-cell>
          <table:table-cell office:value-type="float" office:value="14164" table:style-name="ce11">
            <text:p>14,164</text:p>
          </table:table-cell>
          <table:table-cell office:value-type="float" office:value="7729" table:style-name="ce11">
            <text:p>7,729</text:p>
          </table:table-cell>
          <table:table-cell office:value-type="float" office:value="6435" table:style-name="ce10">
            <text:p>6,4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41" table:style-name="ce52">
            <text:p>5,741</text:p>
          </table:table-cell>
          <table:table-cell office:value-type="float" office:value="15288" table:style-name="ce11">
            <text:p>15,288</text:p>
          </table:table-cell>
          <table:table-cell office:value-type="float" office:value="8069" table:style-name="ce11">
            <text:p>8,069</text:p>
          </table:table-cell>
          <table:table-cell office:value-type="float" office:value="7219" table:style-name="ce10">
            <text:p>7,2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156" table:style-name="ce52">
            <text:p>7,156</text:p>
          </table:table-cell>
          <table:table-cell office:value-type="float" office:value="17726" table:style-name="ce11">
            <text:p>17,726</text:p>
          </table:table-cell>
          <table:table-cell office:value-type="float" office:value="9578" table:style-name="ce11">
            <text:p>9,578</text:p>
          </table:table-cell>
          <table:table-cell office:value-type="float" office:value="8148" table:style-name="ce10">
            <text:p>8,1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090" table:style-name="ce52">
            <text:p>7,090</text:p>
          </table:table-cell>
          <table:table-cell office:value-type="float" office:value="16836" table:style-name="ce11">
            <text:p>16,836</text:p>
          </table:table-cell>
          <table:table-cell office:value-type="float" office:value="8837" table:style-name="ce11">
            <text:p>8,837</text:p>
          </table:table-cell>
          <table:table-cell office:value-type="float" office:value="7999" table:style-name="ce10">
            <text:p>7,9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70" table:style-name="ce52">
            <text:p>5,270</text:p>
          </table:table-cell>
          <table:table-cell office:value-type="float" office:value="15792" table:style-name="ce11">
            <text:p>15,792</text:p>
          </table:table-cell>
          <table:table-cell office:value-type="float" office:value="8459" table:style-name="ce11">
            <text:p>8,459</text:p>
          </table:table-cell>
          <table:table-cell office:value-type="float" office:value="7333" table:style-name="ce10">
            <text:p>7,33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30" table:style-name="ce53">
            <text:p>4,830</text:p>
          </table:table-cell>
          <table:table-cell office:value-type="float" office:value="15757" table:style-name="ce18">
            <text:p>15,757</text:p>
          </table:table-cell>
          <table:table-cell office:value-type="float" office:value="8102" table:style-name="ce18">
            <text:p>8,102</text:p>
          </table:table-cell>
          <table:table-cell office:value-type="float" office:value="7655" table:style-name="ce17">
            <text:p>7,655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4369" table:style-name="ce71">
            <text:p>244,369</text:p>
          </table:table-cell>
          <table:table-cell office:value-type="float" office:value="673766" table:style-name="ce79">
            <text:p>673,766</text:p>
          </table:table-cell>
          <table:table-cell office:value-type="float" office:value="348394" table:style-name="ce79">
            <text:p>348,394</text:p>
          </table:table-cell>
          <table:table-cell office:value-type="float" office:value="325372" table:style-name="ce73">
            <text:p>325,3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9613" table:style-name="ce52">
            <text:p>39,613</text:p>
          </table:table-cell>
          <table:table-cell office:value-type="float" office:value="108559" table:style-name="ce11">
            <text:p>108,559</text:p>
          </table:table-cell>
          <table:table-cell office:value-type="float" office:value="53797" table:style-name="ce11">
            <text:p>53,797</text:p>
          </table:table-cell>
          <table:table-cell office:value-type="float" office:value="54762" table:style-name="ce10">
            <text:p>54,7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6165" table:style-name="ce52">
            <text:p>16,165</text:p>
          </table:table-cell>
          <table:table-cell office:value-type="float" office:value="43872" table:style-name="ce11">
            <text:p>43,872</text:p>
          </table:table-cell>
          <table:table-cell office:value-type="float" office:value="22242" table:style-name="ce11">
            <text:p>22,242</text:p>
          </table:table-cell>
          <table:table-cell office:value-type="float" office:value="21630" table:style-name="ce10">
            <text:p>21,6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6066" table:style-name="ce52">
            <text:p>26,066</text:p>
          </table:table-cell>
          <table:table-cell office:value-type="float" office:value="70777" table:style-name="ce11">
            <text:p>70,777</text:p>
          </table:table-cell>
          <table:table-cell office:value-type="float" office:value="35766" table:style-name="ce11">
            <text:p>35,766</text:p>
          </table:table-cell>
          <table:table-cell office:value-type="float" office:value="35011" table:style-name="ce10">
            <text:p>35,0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5089" table:style-name="ce52">
            <text:p>15,089</text:p>
          </table:table-cell>
          <table:table-cell office:value-type="float" office:value="45286" table:style-name="ce11">
            <text:p>45,286</text:p>
          </table:table-cell>
          <table:table-cell office:value-type="float" office:value="22719" table:style-name="ce11">
            <text:p>22,719</text:p>
          </table:table-cell>
          <table:table-cell office:value-type="float" office:value="22567" table:style-name="ce10">
            <text:p>22,5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73" table:style-name="ce52">
            <text:p>9,573</text:p>
          </table:table-cell>
          <table:table-cell office:value-type="float" office:value="28159" table:style-name="ce11">
            <text:p>28,159</text:p>
          </table:table-cell>
          <table:table-cell office:value-type="float" office:value="14703" table:style-name="ce11">
            <text:p>14,703</text:p>
          </table:table-cell>
          <table:table-cell office:value-type="float" office:value="13456" table:style-name="ce10">
            <text:p>13,4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096" table:style-name="ce52">
            <text:p>16,096</text:p>
          </table:table-cell>
          <table:table-cell office:value-type="float" office:value="38829" table:style-name="ce11">
            <text:p>38,829</text:p>
          </table:table-cell>
          <table:table-cell office:value-type="float" office:value="20067" table:style-name="ce11">
            <text:p>20,067</text:p>
          </table:table-cell>
          <table:table-cell office:value-type="float" office:value="18762" table:style-name="ce10">
            <text:p>18,7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308" table:style-name="ce52">
            <text:p>11,308</text:p>
          </table:table-cell>
          <table:table-cell office:value-type="float" office:value="30653" table:style-name="ce11">
            <text:p>30,653</text:p>
          </table:table-cell>
          <table:table-cell office:value-type="float" office:value="16125" table:style-name="ce11">
            <text:p>16,125</text:p>
          </table:table-cell>
          <table:table-cell office:value-type="float" office:value="14528" table:style-name="ce10">
            <text:p>14,5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81" table:style-name="ce52">
            <text:p>6,681</text:p>
          </table:table-cell>
          <table:table-cell office:value-type="float" office:value="18558" table:style-name="ce11">
            <text:p>18,558</text:p>
          </table:table-cell>
          <table:table-cell office:value-type="float" office:value="9854" table:style-name="ce11">
            <text:p>9,854</text:p>
          </table:table-cell>
          <table:table-cell office:value-type="float" office:value="8704" table:style-name="ce10">
            <text:p>8,7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476" table:style-name="ce52">
            <text:p>9,476</text:p>
          </table:table-cell>
          <table:table-cell office:value-type="float" office:value="28157" table:style-name="ce11">
            <text:p>28,157</text:p>
          </table:table-cell>
          <table:table-cell office:value-type="float" office:value="14672" table:style-name="ce11">
            <text:p>14,672</text:p>
          </table:table-cell>
          <table:table-cell office:value-type="float" office:value="13485" table:style-name="ce10">
            <text:p>13,4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31" table:style-name="ce52">
            <text:p>6,031</text:p>
          </table:table-cell>
          <table:table-cell office:value-type="float" office:value="17449" table:style-name="ce11">
            <text:p>17,449</text:p>
          </table:table-cell>
          <table:table-cell office:value-type="float" office:value="9150" table:style-name="ce11">
            <text:p>9,150</text:p>
          </table:table-cell>
          <table:table-cell office:value-type="float" office:value="8299" table:style-name="ce10">
            <text:p>8,2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73" table:style-name="ce52">
            <text:p>8,973</text:p>
          </table:table-cell>
          <table:table-cell office:value-type="float" office:value="25829" table:style-name="ce11">
            <text:p>25,829</text:p>
          </table:table-cell>
          <table:table-cell office:value-type="float" office:value="13799" table:style-name="ce11">
            <text:p>13,799</text:p>
          </table:table-cell>
          <table:table-cell office:value-type="float" office:value="12030" table:style-name="ce10">
            <text:p>12,0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621" table:style-name="ce52">
            <text:p>8,621</text:p>
          </table:table-cell>
          <table:table-cell office:value-type="float" office:value="23750" table:style-name="ce11">
            <text:p>23,750</text:p>
          </table:table-cell>
          <table:table-cell office:value-type="float" office:value="12525" table:style-name="ce11">
            <text:p>12,525</text:p>
          </table:table-cell>
          <table:table-cell office:value-type="float" office:value="11225" table:style-name="ce10">
            <text:p>11,2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5187" table:style-name="ce52">
            <text:p>15,187</text:p>
          </table:table-cell>
          <table:table-cell office:value-type="float" office:value="47944" table:style-name="ce11">
            <text:p>47,944</text:p>
          </table:table-cell>
          <table:table-cell office:value-type="float" office:value="23818" table:style-name="ce11">
            <text:p>23,818</text:p>
          </table:table-cell>
          <table:table-cell office:value-type="float" office:value="24126" table:style-name="ce10">
            <text:p>24,1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80" table:style-name="ce52">
            <text:p>5,780</text:p>
          </table:table-cell>
          <table:table-cell office:value-type="float" office:value="13986" table:style-name="ce11">
            <text:p>13,986</text:p>
          </table:table-cell>
          <table:table-cell office:value-type="float" office:value="7766" table:style-name="ce11">
            <text:p>7,766</text:p>
          </table:table-cell>
          <table:table-cell office:value-type="float" office:value="6220" table:style-name="ce10">
            <text:p>6,2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38" table:style-name="ce52">
            <text:p>4,438</text:p>
          </table:table-cell>
          <table:table-cell office:value-type="float" office:value="12380" table:style-name="ce11">
            <text:p>12,380</text:p>
          </table:table-cell>
          <table:table-cell office:value-type="float" office:value="6653" table:style-name="ce11">
            <text:p>6,653</text:p>
          </table:table-cell>
          <table:table-cell office:value-type="float" office:value="5727" table:style-name="ce10">
            <text:p>5,7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513" table:style-name="ce52">
            <text:p>8,513</text:p>
          </table:table-cell>
          <table:table-cell office:value-type="float" office:value="22815" table:style-name="ce11">
            <text:p>22,815</text:p>
          </table:table-cell>
          <table:table-cell office:value-type="float" office:value="12211" table:style-name="ce11">
            <text:p>12,211</text:p>
          </table:table-cell>
          <table:table-cell office:value-type="float" office:value="10604" table:style-name="ce10">
            <text:p>10,6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112" table:style-name="ce52">
            <text:p>9,112</text:p>
          </table:table-cell>
          <table:table-cell office:value-type="float" office:value="24462" table:style-name="ce11">
            <text:p>24,462</text:p>
          </table:table-cell>
          <table:table-cell office:value-type="float" office:value="13385" table:style-name="ce11">
            <text:p>13,385</text:p>
          </table:table-cell>
          <table:table-cell office:value-type="float" office:value="11077" table:style-name="ce10">
            <text:p>11,0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676" table:style-name="ce52">
            <text:p>8,676</text:p>
          </table:table-cell>
          <table:table-cell office:value-type="float" office:value="22135" table:style-name="ce11">
            <text:p>22,135</text:p>
          </table:table-cell>
          <table:table-cell office:value-type="float" office:value="12071" table:style-name="ce11">
            <text:p>12,071</text:p>
          </table:table-cell>
          <table:table-cell office:value-type="float" office:value="10064" table:style-name="ce10">
            <text:p>10,0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57" table:style-name="ce52">
            <text:p>9,357</text:p>
          </table:table-cell>
          <table:table-cell office:value-type="float" office:value="26211" table:style-name="ce11">
            <text:p>26,211</text:p>
          </table:table-cell>
          <table:table-cell office:value-type="float" office:value="13996" table:style-name="ce11">
            <text:p>13,996</text:p>
          </table:table-cell>
          <table:table-cell office:value-type="float" office:value="12215" table:style-name="ce10">
            <text:p>12,21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614" table:style-name="ce53">
            <text:p>9,614</text:p>
          </table:table-cell>
          <table:table-cell office:value-type="float" office:value="23955" table:style-name="ce18">
            <text:p>23,955</text:p>
          </table:table-cell>
          <table:table-cell office:value-type="float" office:value="13075" table:style-name="ce18">
            <text:p>13,075</text:p>
          </table:table-cell>
          <table:table-cell office:value-type="float" office:value="10880" table:style-name="ce17">
            <text:p>10,880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4817" table:style-name="ce71">
            <text:p>184,817</text:p>
          </table:table-cell>
          <table:table-cell office:value-type="float" office:value="496756" table:style-name="ce79">
            <text:p>496,756</text:p>
          </table:table-cell>
          <table:table-cell office:value-type="float" office:value="257644" table:style-name="ce79">
            <text:p>257,644</text:p>
          </table:table-cell>
          <table:table-cell office:value-type="float" office:value="239112" table:style-name="ce73">
            <text:p>239,1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746" table:style-name="ce52">
            <text:p>13,746</text:p>
          </table:table-cell>
          <table:table-cell office:value-type="float" office:value="38641" table:style-name="ce11">
            <text:p>38,641</text:p>
          </table:table-cell>
          <table:table-cell office:value-type="float" office:value="19664" table:style-name="ce11">
            <text:p>19,664</text:p>
          </table:table-cell>
          <table:table-cell office:value-type="float" office:value="18977" table:style-name="ce10">
            <text:p>18,9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903" table:style-name="ce52">
            <text:p>15,903</text:p>
          </table:table-cell>
          <table:table-cell office:value-type="float" office:value="41471" table:style-name="ce11">
            <text:p>41,471</text:p>
          </table:table-cell>
          <table:table-cell office:value-type="float" office:value="20894" table:style-name="ce11">
            <text:p>20,894</text:p>
          </table:table-cell>
          <table:table-cell office:value-type="float" office:value="20577" table:style-name="ce10">
            <text:p>20,5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812" table:style-name="ce52">
            <text:p>9,812</text:p>
          </table:table-cell>
          <table:table-cell office:value-type="float" office:value="25750" table:style-name="ce11">
            <text:p>25,750</text:p>
          </table:table-cell>
          <table:table-cell office:value-type="float" office:value="13119" table:style-name="ce11">
            <text:p>13,119</text:p>
          </table:table-cell>
          <table:table-cell office:value-type="float" office:value="12631" table:style-name="ce10">
            <text:p>12,6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34" table:style-name="ce52">
            <text:p>11,434</text:p>
          </table:table-cell>
          <table:table-cell office:value-type="float" office:value="30276" table:style-name="ce11">
            <text:p>30,276</text:p>
          </table:table-cell>
          <table:table-cell office:value-type="float" office:value="15406" table:style-name="ce11">
            <text:p>15,406</text:p>
          </table:table-cell>
          <table:table-cell office:value-type="float" office:value="14870" table:style-name="ce10">
            <text:p>14,8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821" table:style-name="ce52">
            <text:p>25,821</text:p>
          </table:table-cell>
          <table:table-cell office:value-type="float" office:value="71032" table:style-name="ce11">
            <text:p>71,032</text:p>
          </table:table-cell>
          <table:table-cell office:value-type="float" office:value="36281" table:style-name="ce11">
            <text:p>36,281</text:p>
          </table:table-cell>
          <table:table-cell office:value-type="float" office:value="34751" table:style-name="ce10">
            <text:p>34,7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66" table:style-name="ce52">
            <text:p>5,266</text:p>
          </table:table-cell>
          <table:table-cell office:value-type="float" office:value="13908" table:style-name="ce11">
            <text:p>13,908</text:p>
          </table:table-cell>
          <table:table-cell office:value-type="float" office:value="7411" table:style-name="ce11">
            <text:p>7,411</text:p>
          </table:table-cell>
          <table:table-cell office:value-type="float" office:value="6497" table:style-name="ce10">
            <text:p>6,4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862" table:style-name="ce52">
            <text:p>10,862</text:p>
          </table:table-cell>
          <table:table-cell office:value-type="float" office:value="31001" table:style-name="ce11">
            <text:p>31,001</text:p>
          </table:table-cell>
          <table:table-cell office:value-type="float" office:value="16333" table:style-name="ce11">
            <text:p>16,333</text:p>
          </table:table-cell>
          <table:table-cell office:value-type="float" office:value="14668" table:style-name="ce10">
            <text:p>14,6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27" table:style-name="ce52">
            <text:p>8,727</text:p>
          </table:table-cell>
          <table:table-cell office:value-type="float" office:value="21958" table:style-name="ce11">
            <text:p>21,958</text:p>
          </table:table-cell>
          <table:table-cell office:value-type="float" office:value="11645" table:style-name="ce11">
            <text:p>11,645</text:p>
          </table:table-cell>
          <table:table-cell office:value-type="float" office:value="10313" table:style-name="ce10">
            <text:p>10,3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092" table:style-name="ce52">
            <text:p>9,092</text:p>
          </table:table-cell>
          <table:table-cell office:value-type="float" office:value="23600" table:style-name="ce11">
            <text:p>23,600</text:p>
          </table:table-cell>
          <table:table-cell office:value-type="float" office:value="12488" table:style-name="ce11">
            <text:p>12,488</text:p>
          </table:table-cell>
          <table:table-cell office:value-type="float" office:value="11112" table:style-name="ce10">
            <text:p>11,1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238" table:style-name="ce52">
            <text:p>7,238</text:p>
          </table:table-cell>
          <table:table-cell office:value-type="float" office:value="17454" table:style-name="ce11">
            <text:p>17,454</text:p>
          </table:table-cell>
          <table:table-cell office:value-type="float" office:value="9108" table:style-name="ce11">
            <text:p>9,108</text:p>
          </table:table-cell>
          <table:table-cell office:value-type="float" office:value="8346" table:style-name="ce10">
            <text:p>8,3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28" table:style-name="ce52">
            <text:p>5,728</text:p>
          </table:table-cell>
          <table:table-cell office:value-type="float" office:value="14784" table:style-name="ce11">
            <text:p>14,784</text:p>
          </table:table-cell>
          <table:table-cell office:value-type="float" office:value="7940" table:style-name="ce11">
            <text:p>7,940</text:p>
          </table:table-cell>
          <table:table-cell office:value-type="float" office:value="6844" table:style-name="ce10">
            <text:p>6,8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531" table:style-name="ce52">
            <text:p>18,531</text:p>
          </table:table-cell>
          <table:table-cell office:value-type="float" office:value="48774" table:style-name="ce11">
            <text:p>48,774</text:p>
          </table:table-cell>
          <table:table-cell office:value-type="float" office:value="25207" table:style-name="ce11">
            <text:p>25,207</text:p>
          </table:table-cell>
          <table:table-cell office:value-type="float" office:value="23567" table:style-name="ce10">
            <text:p>23,5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55" table:style-name="ce52">
            <text:p>16,155</text:p>
          </table:table-cell>
          <table:table-cell office:value-type="float" office:value="43953" table:style-name="ce11">
            <text:p>43,953</text:p>
          </table:table-cell>
          <table:table-cell office:value-type="float" office:value="22767" table:style-name="ce11">
            <text:p>22,767</text:p>
          </table:table-cell>
          <table:table-cell office:value-type="float" office:value="21186" table:style-name="ce10">
            <text:p>21,1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01" table:style-name="ce52">
            <text:p>11,701</text:p>
          </table:table-cell>
          <table:table-cell office:value-type="float" office:value="34512" table:style-name="ce11">
            <text:p>34,512</text:p>
          </table:table-cell>
          <table:table-cell office:value-type="float" office:value="18369" table:style-name="ce11">
            <text:p>18,369</text:p>
          </table:table-cell>
          <table:table-cell office:value-type="float" office:value="16143" table:style-name="ce10">
            <text:p>16,1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47" table:style-name="ce52">
            <text:p>6,747</text:p>
          </table:table-cell>
          <table:table-cell office:value-type="float" office:value="18514" table:style-name="ce11">
            <text:p>18,514</text:p>
          </table:table-cell>
          <table:table-cell office:value-type="float" office:value="9843" table:style-name="ce11">
            <text:p>9,843</text:p>
          </table:table-cell>
          <table:table-cell office:value-type="float" office:value="8671" table:style-name="ce10">
            <text:p>8,6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38" table:style-name="ce52">
            <text:p>4,238</text:p>
          </table:table-cell>
          <table:table-cell office:value-type="float" office:value="11109" table:style-name="ce11">
            <text:p>11,109</text:p>
          </table:table-cell>
          <table:table-cell office:value-type="float" office:value="5968" table:style-name="ce11">
            <text:p>5,968</text:p>
          </table:table-cell>
          <table:table-cell office:value-type="float" office:value="5141" table:style-name="ce10">
            <text:p>5,1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6" table:style-name="ce52">
            <text:p>1,936</text:p>
          </table:table-cell>
          <table:table-cell office:value-type="float" office:value="4558" table:style-name="ce11">
            <text:p>4,558</text:p>
          </table:table-cell>
          <table:table-cell office:value-type="float" office:value="2329" table:style-name="ce11">
            <text:p>2,329</text:p>
          </table:table-cell>
          <table:table-cell office:value-type="float" office:value="2229" table:style-name="ce10">
            <text:p>2,22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80" table:style-name="ce53">
            <text:p>1,880</text:p>
          </table:table-cell>
          <table:table-cell office:value-type="float" office:value="5461" table:style-name="ce18">
            <text:p>5,461</text:p>
          </table:table-cell>
          <table:table-cell office:value-type="float" office:value="2872" table:style-name="ce18">
            <text:p>2,872</text:p>
          </table:table-cell>
          <table:table-cell office:value-type="float" office:value="2589" table:style-name="ce17">
            <text:p>2,589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2214" table:style-name="ce71">
            <text:p>292,214</text:p>
          </table:table-cell>
          <table:table-cell office:value-type="float" office:value="808631" table:style-name="ce79">
            <text:p>808,631</text:p>
          </table:table-cell>
          <table:table-cell office:value-type="float" office:value="411849" table:style-name="ce79">
            <text:p>411,849</text:p>
          </table:table-cell>
          <table:table-cell office:value-type="float" office:value="396782" table:style-name="ce73">
            <text:p>396,7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5222" table:style-name="ce52">
            <text:p>75,222</text:p>
          </table:table-cell>
          <table:table-cell office:value-type="float" office:value="196839" table:style-name="ce11">
            <text:p>196,839</text:p>
          </table:table-cell>
          <table:table-cell office:value-type="float" office:value="96902" table:style-name="ce11">
            <text:p>96,902</text:p>
          </table:table-cell>
          <table:table-cell office:value-type="float" office:value="99937" table:style-name="ce10">
            <text:p>99,9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20280" table:style-name="ce52">
            <text:p>20,280</text:p>
          </table:table-cell>
          <table:table-cell office:value-type="float" office:value="53857" table:style-name="ce11">
            <text:p>53,857</text:p>
          </table:table-cell>
          <table:table-cell office:value-type="float" office:value="26787" table:style-name="ce11">
            <text:p>26,787</text:p>
          </table:table-cell>
          <table:table-cell office:value-type="float" office:value="27070" table:style-name="ce10">
            <text:p>27,0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7193" table:style-name="ce52">
            <text:p>17,193</text:p>
          </table:table-cell>
          <table:table-cell office:value-type="float" office:value="46585" table:style-name="ce11">
            <text:p>46,585</text:p>
          </table:table-cell>
          <table:table-cell office:value-type="float" office:value="23488" table:style-name="ce11">
            <text:p>23,488</text:p>
          </table:table-cell>
          <table:table-cell office:value-type="float" office:value="23097" table:style-name="ce10">
            <text:p>23,0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927" table:style-name="ce52">
            <text:p>11,927</text:p>
          </table:table-cell>
          <table:table-cell office:value-type="float" office:value="30262" table:style-name="ce11">
            <text:p>30,262</text:p>
          </table:table-cell>
          <table:table-cell office:value-type="float" office:value="15496" table:style-name="ce11">
            <text:p>15,496</text:p>
          </table:table-cell>
          <table:table-cell office:value-type="float" office:value="14766" table:style-name="ce10">
            <text:p>14,7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636" table:style-name="ce52">
            <text:p>15,636</text:p>
          </table:table-cell>
          <table:table-cell office:value-type="float" office:value="49986" table:style-name="ce11">
            <text:p>49,986</text:p>
          </table:table-cell>
          <table:table-cell office:value-type="float" office:value="25895" table:style-name="ce11">
            <text:p>25,895</text:p>
          </table:table-cell>
          <table:table-cell office:value-type="float" office:value="24091" table:style-name="ce10">
            <text:p>24,0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398" table:style-name="ce52">
            <text:p>10,398</text:p>
          </table:table-cell>
          <table:table-cell office:value-type="float" office:value="29364" table:style-name="ce11">
            <text:p>29,364</text:p>
          </table:table-cell>
          <table:table-cell office:value-type="float" office:value="15231" table:style-name="ce11">
            <text:p>15,231</text:p>
          </table:table-cell>
          <table:table-cell office:value-type="float" office:value="14133" table:style-name="ce10">
            <text:p>14,1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901" table:style-name="ce52">
            <text:p>3,901</text:p>
          </table:table-cell>
          <table:table-cell office:value-type="float" office:value="10721" table:style-name="ce11">
            <text:p>10,721</text:p>
          </table:table-cell>
          <table:table-cell office:value-type="float" office:value="5538" table:style-name="ce11">
            <text:p>5,538</text:p>
          </table:table-cell>
          <table:table-cell office:value-type="float" office:value="5183" table:style-name="ce10">
            <text:p>5,1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331" table:style-name="ce52">
            <text:p>7,331</text:p>
          </table:table-cell>
          <table:table-cell office:value-type="float" office:value="21803" table:style-name="ce11">
            <text:p>21,803</text:p>
          </table:table-cell>
          <table:table-cell office:value-type="float" office:value="11190" table:style-name="ce11">
            <text:p>11,190</text:p>
          </table:table-cell>
          <table:table-cell office:value-type="float" office:value="10613" table:style-name="ce10">
            <text:p>10,6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326" table:style-name="ce52">
            <text:p>8,326</text:p>
          </table:table-cell>
          <table:table-cell office:value-type="float" office:value="25684" table:style-name="ce11">
            <text:p>25,684</text:p>
          </table:table-cell>
          <table:table-cell office:value-type="float" office:value="13028" table:style-name="ce11">
            <text:p>13,028</text:p>
          </table:table-cell>
          <table:table-cell office:value-type="float" office:value="12656" table:style-name="ce10">
            <text:p>12,6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954" table:style-name="ce52">
            <text:p>7,954</text:p>
          </table:table-cell>
          <table:table-cell office:value-type="float" office:value="24824" table:style-name="ce11">
            <text:p>24,824</text:p>
          </table:table-cell>
          <table:table-cell office:value-type="float" office:value="12866" table:style-name="ce11">
            <text:p>12,866</text:p>
          </table:table-cell>
          <table:table-cell office:value-type="float" office:value="11958" table:style-name="ce10">
            <text:p>11,9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191" table:style-name="ce52">
            <text:p>9,191</text:p>
          </table:table-cell>
          <table:table-cell office:value-type="float" office:value="23612" table:style-name="ce11">
            <text:p>23,612</text:p>
          </table:table-cell>
          <table:table-cell office:value-type="float" office:value="12532" table:style-name="ce11">
            <text:p>12,532</text:p>
          </table:table-cell>
          <table:table-cell office:value-type="float" office:value="11080" table:style-name="ce10">
            <text:p>11,0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86" table:style-name="ce52">
            <text:p>6,586</text:p>
          </table:table-cell>
          <table:table-cell office:value-type="float" office:value="20055" table:style-name="ce11">
            <text:p>20,055</text:p>
          </table:table-cell>
          <table:table-cell office:value-type="float" office:value="10417" table:style-name="ce11">
            <text:p>10,417</text:p>
          </table:table-cell>
          <table:table-cell office:value-type="float" office:value="9638" table:style-name="ce10">
            <text:p>9,6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9103" table:style-name="ce52">
            <text:p>19,103</text:p>
          </table:table-cell>
          <table:table-cell office:value-type="float" office:value="52978" table:style-name="ce11">
            <text:p>52,978</text:p>
          </table:table-cell>
          <table:table-cell office:value-type="float" office:value="27203" table:style-name="ce11">
            <text:p>27,203</text:p>
          </table:table-cell>
          <table:table-cell office:value-type="float" office:value="25775" table:style-name="ce10">
            <text:p>25,7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73" table:style-name="ce52">
            <text:p>5,673</text:p>
          </table:table-cell>
          <table:table-cell office:value-type="float" office:value="16423" table:style-name="ce11">
            <text:p>16,423</text:p>
          </table:table-cell>
          <table:table-cell office:value-type="float" office:value="8731" table:style-name="ce11">
            <text:p>8,731</text:p>
          </table:table-cell>
          <table:table-cell office:value-type="float" office:value="7692" table:style-name="ce10">
            <text:p>7,6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25" table:style-name="ce52">
            <text:p>3,425</text:p>
          </table:table-cell>
          <table:table-cell office:value-type="float" office:value="9471" table:style-name="ce11">
            <text:p>9,471</text:p>
          </table:table-cell>
          <table:table-cell office:value-type="float" office:value="5047" table:style-name="ce11">
            <text:p>5,047</text:p>
          </table:table-cell>
          <table:table-cell office:value-type="float" office:value="4424" table:style-name="ce10">
            <text:p>4,4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659" table:style-name="ce52">
            <text:p>8,659</text:p>
          </table:table-cell>
          <table:table-cell office:value-type="float" office:value="23503" table:style-name="ce11">
            <text:p>23,503</text:p>
          </table:table-cell>
          <table:table-cell office:value-type="float" office:value="12274" table:style-name="ce11">
            <text:p>12,274</text:p>
          </table:table-cell>
          <table:table-cell office:value-type="float" office:value="11229" table:style-name="ce10">
            <text:p>11,2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900" table:style-name="ce52">
            <text:p>11,900</text:p>
          </table:table-cell>
          <table:table-cell office:value-type="float" office:value="33672" table:style-name="ce11">
            <text:p>33,672</text:p>
          </table:table-cell>
          <table:table-cell office:value-type="float" office:value="17468" table:style-name="ce11">
            <text:p>17,468</text:p>
          </table:table-cell>
          <table:table-cell office:value-type="float" office:value="16204" table:style-name="ce10">
            <text:p>16,2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34" table:style-name="ce52">
            <text:p>4,534</text:p>
          </table:table-cell>
          <table:table-cell office:value-type="float" office:value="15247" table:style-name="ce11">
            <text:p>15,247</text:p>
          </table:table-cell>
          <table:table-cell office:value-type="float" office:value="7665" table:style-name="ce11">
            <text:p>7,665</text:p>
          </table:table-cell>
          <table:table-cell office:value-type="float" office:value="7582" table:style-name="ce10">
            <text:p>7,5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73" table:style-name="ce52">
            <text:p>6,673</text:p>
          </table:table-cell>
          <table:table-cell office:value-type="float" office:value="17174" table:style-name="ce11">
            <text:p>17,174</text:p>
          </table:table-cell>
          <table:table-cell office:value-type="float" office:value="8756" table:style-name="ce11">
            <text:p>8,756</text:p>
          </table:table-cell>
          <table:table-cell office:value-type="float" office:value="8418" table:style-name="ce10">
            <text:p>8,4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804" table:style-name="ce52">
            <text:p>3,804</text:p>
          </table:table-cell>
          <table:table-cell office:value-type="float" office:value="10270" table:style-name="ce11">
            <text:p>10,270</text:p>
          </table:table-cell>
          <table:table-cell office:value-type="float" office:value="5262" table:style-name="ce11">
            <text:p>5,262</text:p>
          </table:table-cell>
          <table:table-cell office:value-type="float" office:value="5008" table:style-name="ce10">
            <text:p>5,0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84" table:style-name="ce52">
            <text:p>6,984</text:p>
          </table:table-cell>
          <table:table-cell office:value-type="float" office:value="18429" table:style-name="ce11">
            <text:p>18,429</text:p>
          </table:table-cell>
          <table:table-cell office:value-type="float" office:value="9526" table:style-name="ce11">
            <text:p>9,526</text:p>
          </table:table-cell>
          <table:table-cell office:value-type="float" office:value="8903" table:style-name="ce10">
            <text:p>8,9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697" table:style-name="ce52">
            <text:p>4,697</text:p>
          </table:table-cell>
          <table:table-cell office:value-type="float" office:value="12112" table:style-name="ce11">
            <text:p>12,112</text:p>
          </table:table-cell>
          <table:table-cell office:value-type="float" office:value="6603" table:style-name="ce11">
            <text:p>6,603</text:p>
          </table:table-cell>
          <table:table-cell office:value-type="float" office:value="5509" table:style-name="ce10">
            <text:p>5,5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99" table:style-name="ce52">
            <text:p>3,499</text:p>
          </table:table-cell>
          <table:table-cell office:value-type="float" office:value="8238" table:style-name="ce11">
            <text:p>8,238</text:p>
          </table:table-cell>
          <table:table-cell office:value-type="float" office:value="4389" table:style-name="ce11">
            <text:p>4,389</text:p>
          </table:table-cell>
          <table:table-cell office:value-type="float" office:value="3849" table:style-name="ce10">
            <text:p>3,8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19" table:style-name="ce52">
            <text:p>3,019</text:p>
          </table:table-cell>
          <table:table-cell office:value-type="float" office:value="7403" table:style-name="ce11">
            <text:p>7,403</text:p>
          </table:table-cell>
          <table:table-cell office:value-type="float" office:value="4026" table:style-name="ce11">
            <text:p>4,026</text:p>
          </table:table-cell>
          <table:table-cell office:value-type="float" office:value="3377" table:style-name="ce10">
            <text:p>3,3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38" table:style-name="ce52">
            <text:p>2,038</text:p>
          </table:table-cell>
          <table:table-cell office:value-type="float" office:value="5152" table:style-name="ce11">
            <text:p>5,152</text:p>
          </table:table-cell>
          <table:table-cell office:value-type="float" office:value="2718" table:style-name="ce11">
            <text:p>2,718</text:p>
          </table:table-cell>
          <table:table-cell office:value-type="float" office:value="2434" table:style-name="ce10">
            <text:p>2,4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67" table:style-name="ce52">
            <text:p>2,367</text:p>
          </table:table-cell>
          <table:table-cell office:value-type="float" office:value="7689" table:style-name="ce11">
            <text:p>7,689</text:p>
          </table:table-cell>
          <table:table-cell office:value-type="float" office:value="3877" table:style-name="ce11">
            <text:p>3,877</text:p>
          </table:table-cell>
          <table:table-cell office:value-type="float" office:value="3812" table:style-name="ce10">
            <text:p>3,8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89" table:style-name="ce52">
            <text:p>1,089</text:p>
          </table:table-cell>
          <table:table-cell office:value-type="float" office:value="3230" table:style-name="ce11">
            <text:p>3,230</text:p>
          </table:table-cell>
          <table:table-cell office:value-type="float" office:value="1661" table:style-name="ce11">
            <text:p>1,661</text:p>
          </table:table-cell>
          <table:table-cell office:value-type="float" office:value="1569" table:style-name="ce10">
            <text:p>1,5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82" table:style-name="ce52">
            <text:p>2,082</text:p>
          </table:table-cell>
          <table:table-cell office:value-type="float" office:value="6729" table:style-name="ce11">
            <text:p>6,729</text:p>
          </table:table-cell>
          <table:table-cell office:value-type="float" office:value="3396" table:style-name="ce11">
            <text:p>3,396</text:p>
          </table:table-cell>
          <table:table-cell office:value-type="float" office:value="3333" table:style-name="ce10">
            <text:p>3,33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421" table:style-name="ce52">
            <text:p>1,421</text:p>
          </table:table-cell>
          <table:table-cell office:value-type="float" office:value="5351" table:style-name="ce11">
            <text:p>5,351</text:p>
          </table:table-cell>
          <table:table-cell office:value-type="float" office:value="2786" table:style-name="ce11">
            <text:p>2,786</text:p>
          </table:table-cell>
          <table:table-cell office:value-type="float" office:value="2565" table:style-name="ce10">
            <text:p>2,5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65" table:style-name="ce52">
            <text:p>2,265</text:p>
          </table:table-cell>
          <table:table-cell office:value-type="float" office:value="7395" table:style-name="ce11">
            <text:p>7,395</text:p>
          </table:table-cell>
          <table:table-cell office:value-type="float" office:value="3700" table:style-name="ce11">
            <text:p>3,700</text:p>
          </table:table-cell>
          <table:table-cell office:value-type="float" office:value="3695" table:style-name="ce10">
            <text:p>3,69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40" table:style-name="ce52">
            <text:p>1,440</text:p>
          </table:table-cell>
          <table:table-cell office:value-type="float" office:value="4926" table:style-name="ce11">
            <text:p>4,926</text:p>
          </table:table-cell>
          <table:table-cell office:value-type="float" office:value="2498" table:style-name="ce11">
            <text:p>2,498</text:p>
          </table:table-cell>
          <table:table-cell office:value-type="float" office:value="2428" table:style-name="ce10">
            <text:p>2,42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608" table:style-name="ce52">
            <text:p>1,608</text:p>
          </table:table-cell>
          <table:table-cell office:value-type="float" office:value="4804" table:style-name="ce11">
            <text:p>4,804</text:p>
          </table:table-cell>
          <table:table-cell office:value-type="float" office:value="2479" table:style-name="ce11">
            <text:p>2,479</text:p>
          </table:table-cell>
          <table:table-cell office:value-type="float" office:value="2325" table:style-name="ce10">
            <text:p>2,32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89" table:style-name="ce53">
            <text:p>1,989</text:p>
          </table:table-cell>
          <table:table-cell office:value-type="float" office:value="4843" table:style-name="ce18">
            <text:p>4,843</text:p>
          </table:table-cell>
          <table:table-cell office:value-type="float" office:value="2414" table:style-name="ce18">
            <text:p>2,414</text:p>
          </table:table-cell>
          <table:table-cell office:value-type="float" office:value="2429" table:style-name="ce17">
            <text:p>2,429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3767" table:style-name="ce71">
            <text:p>83,767</text:p>
          </table:table-cell>
          <table:table-cell office:value-type="float" office:value="214274" table:style-name="ce79">
            <text:p>214,274</text:p>
          </table:table-cell>
          <table:table-cell office:value-type="float" office:value="110046" table:style-name="ce79">
            <text:p>110,046</text:p>
          </table:table-cell>
          <table:table-cell office:value-type="float" office:value="104228" table:style-name="ce73">
            <text:p>104,2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427" table:style-name="ce52">
            <text:p>40,427</text:p>
          </table:table-cell>
          <table:table-cell office:value-type="float" office:value="104486" table:style-name="ce11">
            <text:p>104,486</text:p>
          </table:table-cell>
          <table:table-cell office:value-type="float" office:value="52029" table:style-name="ce11">
            <text:p>52,029</text:p>
          </table:table-cell>
          <table:table-cell office:value-type="float" office:value="52457" table:style-name="ce10">
            <text:p>52,4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49" table:style-name="ce52">
            <text:p>5,349</text:p>
          </table:table-cell>
          <table:table-cell office:value-type="float" office:value="13408" table:style-name="ce11">
            <text:p>13,408</text:p>
          </table:table-cell>
          <table:table-cell office:value-type="float" office:value="7057" table:style-name="ce11">
            <text:p>7,057</text:p>
          </table:table-cell>
          <table:table-cell office:value-type="float" office:value="6351" table:style-name="ce10">
            <text:p>6,3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204" table:style-name="ce52">
            <text:p>3,204</text:p>
          </table:table-cell>
          <table:table-cell office:value-type="float" office:value="8344" table:style-name="ce11">
            <text:p>8,344</text:p>
          </table:table-cell>
          <table:table-cell office:value-type="float" office:value="4309" table:style-name="ce11">
            <text:p>4,309</text:p>
          </table:table-cell>
          <table:table-cell office:value-type="float" office:value="4035" table:style-name="ce10">
            <text:p>4,0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854" table:style-name="ce52">
            <text:p>6,854</text:p>
          </table:table-cell>
          <table:table-cell office:value-type="float" office:value="16876" table:style-name="ce11">
            <text:p>16,876</text:p>
          </table:table-cell>
          <table:table-cell office:value-type="float" office:value="8878" table:style-name="ce11">
            <text:p>8,878</text:p>
          </table:table-cell>
          <table:table-cell office:value-type="float" office:value="7998" table:style-name="ce10">
            <text:p>7,9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67" table:style-name="ce52">
            <text:p>2,467</text:p>
          </table:table-cell>
          <table:table-cell office:value-type="float" office:value="5669" table:style-name="ce11">
            <text:p>5,669</text:p>
          </table:table-cell>
          <table:table-cell office:value-type="float" office:value="2959" table:style-name="ce11">
            <text:p>2,959</text:p>
          </table:table-cell>
          <table:table-cell office:value-type="float" office:value="2710" table:style-name="ce10">
            <text:p>2,7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805" table:style-name="ce52">
            <text:p>4,805</text:p>
          </table:table-cell>
          <table:table-cell office:value-type="float" office:value="10823" table:style-name="ce11">
            <text:p>10,823</text:p>
          </table:table-cell>
          <table:table-cell office:value-type="float" office:value="5752" table:style-name="ce11">
            <text:p>5,752</text:p>
          </table:table-cell>
          <table:table-cell office:value-type="float" office:value="5071" table:style-name="ce10">
            <text:p>5,0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06" table:style-name="ce52">
            <text:p>3,706</text:p>
          </table:table-cell>
          <table:table-cell office:value-type="float" office:value="8138" table:style-name="ce11">
            <text:p>8,138</text:p>
          </table:table-cell>
          <table:table-cell office:value-type="float" office:value="4489" table:style-name="ce11">
            <text:p>4,489</text:p>
          </table:table-cell>
          <table:table-cell office:value-type="float" office:value="3649" table:style-name="ce10">
            <text:p>3,6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83" table:style-name="ce52">
            <text:p>2,883</text:p>
          </table:table-cell>
          <table:table-cell office:value-type="float" office:value="6843" table:style-name="ce11">
            <text:p>6,843</text:p>
          </table:table-cell>
          <table:table-cell office:value-type="float" office:value="3860" table:style-name="ce11">
            <text:p>3,860</text:p>
          </table:table-cell>
          <table:table-cell office:value-type="float" office:value="2983" table:style-name="ce10">
            <text:p>2,9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11" table:style-name="ce52">
            <text:p>3,011</text:p>
          </table:table-cell>
          <table:table-cell office:value-type="float" office:value="7539" table:style-name="ce11">
            <text:p>7,539</text:p>
          </table:table-cell>
          <table:table-cell office:value-type="float" office:value="3983" table:style-name="ce11">
            <text:p>3,983</text:p>
          </table:table-cell>
          <table:table-cell office:value-type="float" office:value="3556" table:style-name="ce10">
            <text:p>3,5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75" table:style-name="ce52">
            <text:p>3,175</text:p>
          </table:table-cell>
          <table:table-cell office:value-type="float" office:value="8045" table:style-name="ce11">
            <text:p>8,045</text:p>
          </table:table-cell>
          <table:table-cell office:value-type="float" office:value="4143" table:style-name="ce11">
            <text:p>4,143</text:p>
          </table:table-cell>
          <table:table-cell office:value-type="float" office:value="3902" table:style-name="ce10">
            <text:p>3,9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82" table:style-name="ce52">
            <text:p>1,182</text:p>
          </table:table-cell>
          <table:table-cell office:value-type="float" office:value="4079" table:style-name="ce11">
            <text:p>4,079</text:p>
          </table:table-cell>
          <table:table-cell office:value-type="float" office:value="2180" table:style-name="ce11">
            <text:p>2,180</text:p>
          </table:table-cell>
          <table:table-cell office:value-type="float" office:value="1899" table:style-name="ce10">
            <text:p>1,8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8" table:style-name="ce52">
            <text:p>1,068</text:p>
          </table:table-cell>
          <table:table-cell office:value-type="float" office:value="3566" table:style-name="ce11">
            <text:p>3,566</text:p>
          </table:table-cell>
          <table:table-cell office:value-type="float" office:value="1897" table:style-name="ce11">
            <text:p>1,897</text:p>
          </table:table-cell>
          <table:table-cell office:value-type="float" office:value="1669" table:style-name="ce10">
            <text:p>1,6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90" table:style-name="ce52">
            <text:p>1,090</text:p>
          </table:table-cell>
          <table:table-cell office:value-type="float" office:value="4134" table:style-name="ce11">
            <text:p>4,134</text:p>
          </table:table-cell>
          <table:table-cell office:value-type="float" office:value="2191" table:style-name="ce11">
            <text:p>2,191</text:p>
          </table:table-cell>
          <table:table-cell office:value-type="float" office:value="1943" table:style-name="ce10">
            <text:p>1,9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20" table:style-name="ce52">
            <text:p>1,420</text:p>
          </table:table-cell>
          <table:table-cell office:value-type="float" office:value="3459" table:style-name="ce11">
            <text:p>3,459</text:p>
          </table:table-cell>
          <table:table-cell office:value-type="float" office:value="1873" table:style-name="ce11">
            <text:p>1,873</text:p>
          </table:table-cell>
          <table:table-cell office:value-type="float" office:value="1586" table:style-name="ce10">
            <text:p>1,5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80" table:style-name="ce52">
            <text:p>1,180</text:p>
          </table:table-cell>
          <table:table-cell office:value-type="float" office:value="3663" table:style-name="ce11">
            <text:p>3,663</text:p>
          </table:table-cell>
          <table:table-cell office:value-type="float" office:value="1842" table:style-name="ce11">
            <text:p>1,842</text:p>
          </table:table-cell>
          <table:table-cell office:value-type="float" office:value="1821" table:style-name="ce10">
            <text:p>1,82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946" table:style-name="ce53">
            <text:p>1,946</text:p>
          </table:table-cell>
          <table:table-cell office:value-type="float" office:value="5202" table:style-name="ce18">
            <text:p>5,202</text:p>
          </table:table-cell>
          <table:table-cell office:value-type="float" office:value="2604" table:style-name="ce18">
            <text:p>2,604</text:p>
          </table:table-cell>
          <table:table-cell office:value-type="float" office:value="2598" table:style-name="ce17">
            <text:p>2,598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594" table:style-name="ce71">
            <text:p>127,594</text:p>
          </table:table-cell>
          <table:table-cell office:value-type="float" office:value="323101" table:style-name="ce79">
            <text:p>323,101</text:p>
          </table:table-cell>
          <table:table-cell office:value-type="float" office:value="163323" table:style-name="ce79">
            <text:p>163,323</text:p>
          </table:table-cell>
          <table:table-cell office:value-type="float" office:value="159778" table:style-name="ce73">
            <text:p>159,7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812" table:style-name="ce52">
            <text:p>41,812</text:p>
          </table:table-cell>
          <table:table-cell office:value-type="float" office:value="102026" table:style-name="ce11">
            <text:p>102,026</text:p>
          </table:table-cell>
          <table:table-cell office:value-type="float" office:value="49015" table:style-name="ce11">
            <text:p>49,015</text:p>
          </table:table-cell>
          <table:table-cell office:value-type="float" office:value="53011" table:style-name="ce10">
            <text:p>53,0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93" table:style-name="ce52">
            <text:p>4,393</text:p>
          </table:table-cell>
          <table:table-cell office:value-type="float" office:value="10783" table:style-name="ce11">
            <text:p>10,783</text:p>
          </table:table-cell>
          <table:table-cell office:value-type="float" office:value="5578" table:style-name="ce11">
            <text:p>5,578</text:p>
          </table:table-cell>
          <table:table-cell office:value-type="float" office:value="5205" table:style-name="ce10">
            <text:p>5,2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904" table:style-name="ce52">
            <text:p>8,904</text:p>
          </table:table-cell>
          <table:table-cell office:value-type="float" office:value="23169" table:style-name="ce11">
            <text:p>23,169</text:p>
          </table:table-cell>
          <table:table-cell office:value-type="float" office:value="12251" table:style-name="ce11">
            <text:p>12,251</text:p>
          </table:table-cell>
          <table:table-cell office:value-type="float" office:value="10918" table:style-name="ce10">
            <text:p>10,9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874" table:style-name="ce52">
            <text:p>7,874</text:p>
          </table:table-cell>
          <table:table-cell office:value-type="float" office:value="20000" table:style-name="ce11">
            <text:p>20,000</text:p>
          </table:table-cell>
          <table:table-cell office:value-type="float" office:value="10169" table:style-name="ce11">
            <text:p>10,169</text:p>
          </table:table-cell>
          <table:table-cell office:value-type="float" office:value="9831" table:style-name="ce10">
            <text:p>9,8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954" table:style-name="ce52">
            <text:p>32,954</text:p>
          </table:table-cell>
          <table:table-cell office:value-type="float" office:value="83498" table:style-name="ce11">
            <text:p>83,498</text:p>
          </table:table-cell>
          <table:table-cell office:value-type="float" office:value="41779" table:style-name="ce11">
            <text:p>41,779</text:p>
          </table:table-cell>
          <table:table-cell office:value-type="float" office:value="41719" table:style-name="ce10">
            <text:p>41,7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44" table:style-name="ce52">
            <text:p>7,344</text:p>
          </table:table-cell>
          <table:table-cell office:value-type="float" office:value="17454" table:style-name="ce11">
            <text:p>17,454</text:p>
          </table:table-cell>
          <table:table-cell office:value-type="float" office:value="9282" table:style-name="ce11">
            <text:p>9,282</text:p>
          </table:table-cell>
          <table:table-cell office:value-type="float" office:value="8172" table:style-name="ce10">
            <text:p>8,1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4985" table:style-name="ce52">
            <text:p>4,985</text:p>
          </table:table-cell>
          <table:table-cell office:value-type="float" office:value="12292" table:style-name="ce11">
            <text:p>12,292</text:p>
          </table:table-cell>
          <table:table-cell office:value-type="float" office:value="6537" table:style-name="ce11">
            <text:p>6,537</text:p>
          </table:table-cell>
          <table:table-cell office:value-type="float" office:value="5755" table:style-name="ce10">
            <text:p>5,7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684" table:style-name="ce52">
            <text:p>1,684</text:p>
          </table:table-cell>
          <table:table-cell office:value-type="float" office:value="4339" table:style-name="ce11">
            <text:p>4,339</text:p>
          </table:table-cell>
          <table:table-cell office:value-type="float" office:value="2437" table:style-name="ce11">
            <text:p>2,437</text:p>
          </table:table-cell>
          <table:table-cell office:value-type="float" office:value="1902" table:style-name="ce10">
            <text:p>1,9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808" table:style-name="ce52">
            <text:p>4,808</text:p>
          </table:table-cell>
          <table:table-cell office:value-type="float" office:value="11243" table:style-name="ce11">
            <text:p>11,243</text:p>
          </table:table-cell>
          <table:table-cell office:value-type="float" office:value="6032" table:style-name="ce11">
            <text:p>6,032</text:p>
          </table:table-cell>
          <table:table-cell office:value-type="float" office:value="5211" table:style-name="ce10">
            <text:p>5,2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53" table:style-name="ce52">
            <text:p>4,053</text:p>
          </table:table-cell>
          <table:table-cell office:value-type="float" office:value="9920" table:style-name="ce11">
            <text:p>9,920</text:p>
          </table:table-cell>
          <table:table-cell office:value-type="float" office:value="5387" table:style-name="ce11">
            <text:p>5,387</text:p>
          </table:table-cell>
          <table:table-cell office:value-type="float" office:value="4533" table:style-name="ce10">
            <text:p>4,53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959" table:style-name="ce52">
            <text:p>4,959</text:p>
          </table:table-cell>
          <table:table-cell office:value-type="float" office:value="16183" table:style-name="ce11">
            <text:p>16,183</text:p>
          </table:table-cell>
          <table:table-cell office:value-type="float" office:value="8312" table:style-name="ce11">
            <text:p>8,312</text:p>
          </table:table-cell>
          <table:table-cell office:value-type="float" office:value="7871" table:style-name="ce10">
            <text:p>7,87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18" table:style-name="ce52">
            <text:p>2,118</text:p>
          </table:table-cell>
          <table:table-cell office:value-type="float" office:value="6193" table:style-name="ce11">
            <text:p>6,193</text:p>
          </table:table-cell>
          <table:table-cell office:value-type="float" office:value="3264" table:style-name="ce11">
            <text:p>3,264</text:p>
          </table:table-cell>
          <table:table-cell office:value-type="float" office:value="2929" table:style-name="ce10">
            <text:p>2,92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06" table:style-name="ce53">
            <text:p>1,706</text:p>
          </table:table-cell>
          <table:table-cell office:value-type="float" office:value="6001" table:style-name="ce18">
            <text:p>6,001</text:p>
          </table:table-cell>
          <table:table-cell office:value-type="float" office:value="3280" table:style-name="ce18">
            <text:p>3,280</text:p>
          </table:table-cell>
          <table:table-cell office:value-type="float" office:value="2721" table:style-name="ce17">
            <text:p>2,721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1840" table:style-name="ce71">
            <text:p>41,840</text:p>
          </table:table-cell>
          <table:table-cell office:value-type="float" office:value="105693" table:style-name="ce79">
            <text:p>105,693</text:p>
          </table:table-cell>
          <table:table-cell office:value-type="float" office:value="54381" table:style-name="ce79">
            <text:p>54,381</text:p>
          </table:table-cell>
          <table:table-cell office:value-type="float" office:value="51312" table:style-name="ce73">
            <text:p>51,3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477" table:style-name="ce52">
            <text:p>25,477</text:p>
          </table:table-cell>
          <table:table-cell office:value-type="float" office:value="62968" table:style-name="ce11">
            <text:p>62,968</text:p>
          </table:table-cell>
          <table:table-cell office:value-type="float" office:value="31997" table:style-name="ce11">
            <text:p>31,997</text:p>
          </table:table-cell>
          <table:table-cell office:value-type="float" office:value="30971" table:style-name="ce10">
            <text:p>30,9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121" table:style-name="ce52">
            <text:p>6,121</text:p>
          </table:table-cell>
          <table:table-cell office:value-type="float" office:value="15232" table:style-name="ce11">
            <text:p>15,232</text:p>
          </table:table-cell>
          <table:table-cell office:value-type="float" office:value="8062" table:style-name="ce11">
            <text:p>8,062</text:p>
          </table:table-cell>
          <table:table-cell office:value-type="float" office:value="7170" table:style-name="ce10">
            <text:p>7,1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617" table:style-name="ce52">
            <text:p>3,617</text:p>
          </table:table-cell>
          <table:table-cell office:value-type="float" office:value="9922" table:style-name="ce11">
            <text:p>9,922</text:p>
          </table:table-cell>
          <table:table-cell office:value-type="float" office:value="5141" table:style-name="ce11">
            <text:p>5,141</text:p>
          </table:table-cell>
          <table:table-cell office:value-type="float" office:value="4781" table:style-name="ce10">
            <text:p>4,7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82" table:style-name="ce52">
            <text:p>3,082</text:p>
          </table:table-cell>
          <table:table-cell office:value-type="float" office:value="8314" table:style-name="ce11">
            <text:p>8,314</text:p>
          </table:table-cell>
          <table:table-cell office:value-type="float" office:value="4278" table:style-name="ce11">
            <text:p>4,278</text:p>
          </table:table-cell>
          <table:table-cell office:value-type="float" office:value="4036" table:style-name="ce10">
            <text:p>4,0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83" table:style-name="ce52">
            <text:p>2,083</text:p>
          </table:table-cell>
          <table:table-cell office:value-type="float" office:value="5404" table:style-name="ce11">
            <text:p>5,404</text:p>
          </table:table-cell>
          <table:table-cell office:value-type="float" office:value="2931" table:style-name="ce11">
            <text:p>2,931</text:p>
          </table:table-cell>
          <table:table-cell office:value-type="float" office:value="2473" table:style-name="ce10">
            <text:p>2,47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460" table:style-name="ce53">
            <text:p>1,460</text:p>
          </table:table-cell>
          <table:table-cell office:value-type="float" office:value="3853" table:style-name="ce18">
            <text:p>3,853</text:p>
          </table:table-cell>
          <table:table-cell office:value-type="float" office:value="1972" table:style-name="ce18">
            <text:p>1,972</text:p>
          </table:table-cell>
          <table:table-cell office:value-type="float" office:value="1881" table:style-name="ce17">
            <text:p>1,88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10年06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5737" table:style-name="ce71">
            <text:p>155,737</text:p>
          </table:table-cell>
          <table:table-cell office:value-type="float" office:value="366196" table:style-name="ce79">
            <text:p>366,196</text:p>
          </table:table-cell>
          <table:table-cell office:value-type="float" office:value="182610" table:style-name="ce79">
            <text:p>182,610</text:p>
          </table:table-cell>
          <table:table-cell office:value-type="float" office:value="183586" table:style-name="ce73">
            <text:p>183,586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877" table:style-name="ce52">
            <text:p>22,877</text:p>
          </table:table-cell>
          <table:table-cell office:value-type="float" office:value="50969" table:style-name="ce11">
            <text:p>50,969</text:p>
          </table:table-cell>
          <table:table-cell office:value-type="float" office:value="25895" table:style-name="ce11">
            <text:p>25,895</text:p>
          </table:table-cell>
          <table:table-cell office:value-type="float" office:value="25074" table:style-name="ce10">
            <text:p>25,074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916" table:style-name="ce52">
            <text:p>21,916</text:p>
          </table:table-cell>
          <table:table-cell office:value-type="float" office:value="53530" table:style-name="ce11">
            <text:p>53,530</text:p>
          </table:table-cell>
          <table:table-cell office:value-type="float" office:value="26753" table:style-name="ce11">
            <text:p>26,753</text:p>
          </table:table-cell>
          <table:table-cell office:value-type="float" office:value="26777" table:style-name="ce10">
            <text:p>26,777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6131" table:style-name="ce52">
            <text:p>16,131</text:p>
          </table:table-cell>
          <table:table-cell office:value-type="float" office:value="38521" table:style-name="ce11">
            <text:p>38,521</text:p>
          </table:table-cell>
          <table:table-cell office:value-type="float" office:value="19246" table:style-name="ce11">
            <text:p>19,246</text:p>
          </table:table-cell>
          <table:table-cell office:value-type="float" office:value="19275" table:style-name="ce10">
            <text:p>19,275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8925" table:style-name="ce52">
            <text:p>18,925</text:p>
          </table:table-cell>
          <table:table-cell office:value-type="float" office:value="42442" table:style-name="ce11">
            <text:p>42,442</text:p>
          </table:table-cell>
          <table:table-cell office:value-type="float" office:value="20907" table:style-name="ce11">
            <text:p>20,907</text:p>
          </table:table-cell>
          <table:table-cell office:value-type="float" office:value="21535" table:style-name="ce10">
            <text:p>21,535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15" table:style-name="ce52">
            <text:p>19,215</text:p>
          </table:table-cell>
          <table:table-cell office:value-type="float" office:value="46132" table:style-name="ce11">
            <text:p>46,132</text:p>
          </table:table-cell>
          <table:table-cell office:value-type="float" office:value="23387" table:style-name="ce11">
            <text:p>23,387</text:p>
          </table:table-cell>
          <table:table-cell office:value-type="float" office:value="22745" table:style-name="ce10">
            <text:p>22,745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4024" table:style-name="ce52">
            <text:p>34,024</text:p>
          </table:table-cell>
          <table:table-cell office:value-type="float" office:value="81499" table:style-name="ce11">
            <text:p>81,499</text:p>
          </table:table-cell>
          <table:table-cell office:value-type="float" office:value="40337" table:style-name="ce11">
            <text:p>40,337</text:p>
          </table:table-cell>
          <table:table-cell office:value-type="float" office:value="41162" table:style-name="ce10">
            <text:p>41,162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2649" table:style-name="ce53">
            <text:p>22,649</text:p>
          </table:table-cell>
          <table:table-cell office:value-type="float" office:value="53103" table:style-name="ce18">
            <text:p>53,103</text:p>
          </table:table-cell>
          <table:table-cell office:value-type="float" office:value="26085" table:style-name="ce18">
            <text:p>26,085</text:p>
          </table:table-cell>
          <table:table-cell office:value-type="float" office:value="27018" table:style-name="ce17">
            <text:p>27,018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2450" table:style-name="ce71">
            <text:p>172,450</text:p>
          </table:table-cell>
          <table:table-cell office:value-type="float" office:value="452619" table:style-name="ce79">
            <text:p>452,619</text:p>
          </table:table-cell>
          <table:table-cell office:value-type="float" office:value="223415" table:style-name="ce79">
            <text:p>223,415</text:p>
          </table:table-cell>
          <table:table-cell office:value-type="float" office:value="229204" table:style-name="ce73">
            <text:p>229,2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4488" table:style-name="ce52">
            <text:p>84,488</text:p>
          </table:table-cell>
          <table:table-cell office:value-type="float" office:value="221449" table:style-name="ce11">
            <text:p>221,449</text:p>
          </table:table-cell>
          <table:table-cell office:value-type="float" office:value="109097" table:style-name="ce11">
            <text:p>109,097</text:p>
          </table:table-cell>
          <table:table-cell office:value-type="float" office:value="112352" table:style-name="ce10">
            <text:p>112,35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9309" table:style-name="ce52">
            <text:p>59,309</text:p>
          </table:table-cell>
          <table:table-cell office:value-type="float" office:value="152432" table:style-name="ce11">
            <text:p>152,432</text:p>
          </table:table-cell>
          <table:table-cell office:value-type="float" office:value="74308" table:style-name="ce11">
            <text:p>74,308</text:p>
          </table:table-cell>
          <table:table-cell office:value-type="float" office:value="78124" table:style-name="ce10">
            <text:p>78,12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653" table:style-name="ce53">
            <text:p>28,653</text:p>
          </table:table-cell>
          <table:table-cell office:value-type="float" office:value="78738" table:style-name="ce18">
            <text:p>78,738</text:p>
          </table:table-cell>
          <table:table-cell office:value-type="float" office:value="40010" table:style-name="ce18">
            <text:p>40,010</text:p>
          </table:table-cell>
          <table:table-cell office:value-type="float" office:value="38728" table:style-name="ce17">
            <text:p>38,728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345" table:style-name="ce71">
            <text:p>101,345</text:p>
          </table:table-cell>
          <table:table-cell office:value-type="float" office:value="265046" table:style-name="ce79">
            <text:p>265,046</text:p>
          </table:table-cell>
          <table:table-cell office:value-type="float" office:value="128091" table:style-name="ce79">
            <text:p>128,091</text:p>
          </table:table-cell>
          <table:table-cell office:value-type="float" office:value="136955" table:style-name="ce73">
            <text:p>136,9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940" table:style-name="ce52">
            <text:p>45,940</text:p>
          </table:table-cell>
          <table:table-cell office:value-type="float" office:value="119277" table:style-name="ce11">
            <text:p>119,277</text:p>
          </table:table-cell>
          <table:table-cell office:value-type="float" office:value="57085" table:style-name="ce11">
            <text:p>57,085</text:p>
          </table:table-cell>
          <table:table-cell office:value-type="float" office:value="62192" table:style-name="ce10">
            <text:p>62,19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5405" table:style-name="ce53">
            <text:p>55,405</text:p>
          </table:table-cell>
          <table:table-cell office:value-type="float" office:value="145769" table:style-name="ce18">
            <text:p>145,769</text:p>
          </table:table-cell>
          <table:table-cell office:value-type="float" office:value="71006" table:style-name="ce18">
            <text:p>71,006</text:p>
          </table:table-cell>
          <table:table-cell office:value-type="float" office:value="74763" table:style-name="ce17">
            <text:p>74,763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1989" table:style-name="ce71">
            <text:p>41,989</text:p>
          </table:table-cell>
          <table:table-cell office:value-type="float" office:value="139975" table:style-name="ce79">
            <text:p>139,975</text:p>
          </table:table-cell>
          <table:table-cell office:value-type="float" office:value="69832" table:style-name="ce79">
            <text:p>69,832</text:p>
          </table:table-cell>
          <table:table-cell office:value-type="float" office:value="70143" table:style-name="ce73">
            <text:p>70,1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168" table:style-name="ce52">
            <text:p>13,168</text:p>
          </table:table-cell>
          <table:table-cell office:value-type="float" office:value="42754" table:style-name="ce11">
            <text:p>42,754</text:p>
          </table:table-cell>
          <table:table-cell office:value-type="float" office:value="21295" table:style-name="ce11">
            <text:p>21,295</text:p>
          </table:table-cell>
          <table:table-cell office:value-type="float" office:value="21459" table:style-name="ce10">
            <text:p>21,4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419" table:style-name="ce52">
            <text:p>9,419</text:p>
          </table:table-cell>
          <table:table-cell office:value-type="float" office:value="30314" table:style-name="ce11">
            <text:p>30,314</text:p>
          </table:table-cell>
          <table:table-cell office:value-type="float" office:value="15176" table:style-name="ce11">
            <text:p>15,176</text:p>
          </table:table-cell>
          <table:table-cell office:value-type="float" office:value="15138" table:style-name="ce10">
            <text:p>15,1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480" table:style-name="ce52">
            <text:p>6,480</text:p>
          </table:table-cell>
          <table:table-cell office:value-type="float" office:value="20667" table:style-name="ce11">
            <text:p>20,667</text:p>
          </table:table-cell>
          <table:table-cell office:value-type="float" office:value="10192" table:style-name="ce11">
            <text:p>10,192</text:p>
          </table:table-cell>
          <table:table-cell office:value-type="float" office:value="10475" table:style-name="ce10">
            <text:p>10,4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546" table:style-name="ce52">
            <text:p>9,546</text:p>
          </table:table-cell>
          <table:table-cell office:value-type="float" office:value="32926" table:style-name="ce11">
            <text:p>32,926</text:p>
          </table:table-cell>
          <table:table-cell office:value-type="float" office:value="16541" table:style-name="ce11">
            <text:p>16,541</text:p>
          </table:table-cell>
          <table:table-cell office:value-type="float" office:value="16385" table:style-name="ce10">
            <text:p>16,3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244" table:style-name="ce52">
            <text:p>3,244</text:p>
          </table:table-cell>
          <table:table-cell office:value-type="float" office:value="12651" table:style-name="ce11">
            <text:p>12,651</text:p>
          </table:table-cell>
          <table:table-cell office:value-type="float" office:value="6288" table:style-name="ce11">
            <text:p>6,288</text:p>
          </table:table-cell>
          <table:table-cell office:value-type="float" office:value="6363" table:style-name="ce10">
            <text:p>6,36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2" table:style-name="ce53">
            <text:p>132</text:p>
          </table:table-cell>
          <table:table-cell office:value-type="float" office:value="663" table:style-name="ce18">
            <text:p>663</text:p>
          </table:table-cell>
          <table:table-cell office:value-type="float" office:value="340" table:style-name="ce18">
            <text:p>340</text:p>
          </table:table-cell>
          <table:table-cell office:value-type="float" office:value="323" table:style-name="ce17">
            <text:p>323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458" table:style-name="ce71">
            <text:p>3,458</text:p>
          </table:table-cell>
          <table:table-cell office:value-type="float" office:value="13424" table:style-name="ce79">
            <text:p>13,424</text:p>
          </table:table-cell>
          <table:table-cell office:value-type="float" office:value="7775" table:style-name="ce79">
            <text:p>7,775</text:p>
          </table:table-cell>
          <table:table-cell office:value-type="float" office:value="5649" table:style-name="ce73">
            <text:p>5,6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957" table:style-name="ce52">
            <text:p>1,957</text:p>
          </table:table-cell>
          <table:table-cell office:value-type="float" office:value="7649" table:style-name="ce11">
            <text:p>7,649</text:p>
          </table:table-cell>
          <table:table-cell office:value-type="float" office:value="4318" table:style-name="ce11">
            <text:p>4,318</text:p>
          </table:table-cell>
          <table:table-cell office:value-type="float" office:value="3331" table:style-name="ce10">
            <text:p>3,3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824" table:style-name="ce52">
            <text:p>824</text:p>
          </table:table-cell>
          <table:table-cell office:value-type="float" office:value="2829" table:style-name="ce11">
            <text:p>2,829</text:p>
          </table:table-cell>
          <table:table-cell office:value-type="float" office:value="1635" table:style-name="ce11">
            <text:p>1,635</text:p>
          </table:table-cell>
          <table:table-cell office:value-type="float" office:value="1194" table:style-name="ce10">
            <text:p>1,1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21" table:style-name="ce52">
            <text:p>321</text:p>
          </table:table-cell>
          <table:table-cell office:value-type="float" office:value="1492" table:style-name="ce11">
            <text:p>1,492</text:p>
          </table:table-cell>
          <table:table-cell office:value-type="float" office:value="934" table:style-name="ce11">
            <text:p>934</text:p>
          </table:table-cell>
          <table:table-cell office:value-type="float" office:value="558" table:style-name="ce10">
            <text:p>55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56" table:style-name="ce53">
            <text:p>356</text:p>
          </table:table-cell>
          <table:table-cell office:value-type="float" office:value="1454" table:style-name="ce18">
            <text:p>1,454</text:p>
          </table:table-cell>
          <table:table-cell office:value-type="float" office:value="888" table:style-name="ce18">
            <text:p>888</text:p>
          </table:table-cell>
          <table:table-cell office:value-type="float" office:value="566" table:style-name="ce17">
            <text:p>566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user</meta:initial-creator>
    <dc:creator>盧怡婷</dc:creator>
    <meta:creation-date>1998-03-06T04:37:15Z</meta:creation-date>
    <dc:date>2021-07-05T06:54:09Z</dc:date>
    <meta:print-date>2020-06-02T06:30:47Z</meta:print-date>
  </office:meta>
</office:document-meta>
</file>